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2.3-0.01', 0): -1.3040630377818587, ('2.81-0.05', 2): -1.761996991677516, ('2.43-0.04', 1): -1.4646717515199985, ('2.87-0.01', 0): -1.0359962633571369, ('2.92-0.04', 1): -1.2560024220956529, ('2.7-0.07', 0): -1.428652078289119, ('2.170.0', 1): -0.28529389004164685, ('2.180.0', 2): -0.53859270654682756, ('2.75-0.01', 2): -0.92113282697934573, ('2.02-0.0', 0): -0.56840698845401383, ('2.260.0', 1): -0.41217074998286563, ('2.79-0.02', 2): -1.2944331129833302, ('2.41-0.04', 0): -1.2586276274982799, ('1.13-0.0', 0): -0.082427286995806259, ('2.2-0.01', 1): -1.2110836328172079, ('2.85-0.04', 1): -1.5375454752649105, ('2.310.0', 0): -0.7274798034856168, ('2.52-0.01', 0): -1.1832659478216758, ('1.060.0', 0): -0.039493597868506591, ('2.210.0', 1): -0.55330781836932441, ('2.82-0.05', 1): -1.5538779874082878, ('2.93-0.03', 2): -1.1673593694611581, ('2.68-0.02', 1): -2.0471386395039564, ('2.84-0.04', 1): -1.4490228362060205, ('2.91-0.06', 1): -1.2763830521667954, ('1.87-0.01', 1): -0.65930301186977835, ('1.930.0', 2): -0.31192447804312984, ('2.47-0.02', 1): -1.7406612492992437, ('2.83-0.07', 0): -1.7055540329269365, ('1.66-0.0', 2): -0.44597299383903577, ('2.5-0.06', 1): -0.38647903145125989, ('2.54-0.01', 1): -0.81314472567239349, ('2.17-0.02', 2): -1.1159873247984367, ('2.410.0', 1): -0.46511098715997939, ('2.63-0.0', 0): -0.8267657181844047, ('1.6-0.0', 0): -0.4049528689278048, ('2.25-0.03', 2): -1.1552916207267316, ('2.35-0.03', 1): -1.0819063488145915, ('2.59-0.01', 0): -0.97775306577627108, ('1.920.0', 2): -0.47767758842778257, ('1.710.01', 0): -0.2153356674972503, ('1.34-0.0', 2): -0.23921031245952371, ('2.45-0.02', 0): -1.3911021636040415, ('1.720.0', 2): -0.37828042462852451, ('2.44-0.03', 1): -1.4960915011040672, ('2.38-0.03', 2): -1.4755547052647486, ('1.63-0.0', 2): -0.43773148064877421, ('1.09-0.0', 1): -0.057671252246879925, ('2.06-0.01', 2): -1.0403953601989178, ('2.4-0.02', 1): -1.551338112392312, ('1.19-0.0', 0): -0.14305702239885601, ('2.590.0', 1): -0.63655237318530644, ('2.46-0.01', 0): -1.493549649492335, ('2.68-0.06', 2): -1.8104327930835946, ('1.670.0', 1): -0.56049303018702035, ('1.74-0.0', 1): -0.6112726915177259, ('1.79-0.01', 0): -0.65171056776552971, ('1.88-0.01', 2): -0.77414357395859013, ('2.72-0.0', 2): -0.394726682187656, ('2.63-0.06', 2): -1.4045363403672488, ('1.420.0', 1): -0.26550644617850899, ('1.29-0.0', 2): -0.18025989925991062, ('2.74-0.0', 0): -0.76493259740713548, ('2.42-0.04', 1): -1.4374512886881756, ('2.2-0.0', 2): -0.40906675318719393, ('1.770.0', 2): -0.59423577623756274, ('1.81-0.0', 1): -0.54073262588083482, ('1.310.0', 1): -0.20296688165122789, ('1.690.01', 0): -0.2574491027611216, ('1.66-0.02', 0): -0.19633282893084605, ('2.61-0.0', 0): -0.64607172301111471, ('2.28-0.02', 1): -1.2125818145876011, ('2.73-0.02', 2): -1.7325635770286338, ('2.8-0.03', 1): -2.0659893277873698, ('2.12-0.04', 0): -0.2908050680716826, ('2.25-0.04', 0): -1.0743223341080752, ('2.78-0.04', 2): -1.3294427487836034, ('2.78-0.06', 2): -1.6180091336088565, ('2.27-0.01', 0): -1.2977231674855321, ('1.730.0', 2): -0.62783635990661413, ('2.11-0.03', 1): -1.0438902955748355, ('2.26-0.04', 1): -1.2368683005556205, ('2.430.0', 1): -0.5521917010993711, ('1.58-0.01', 1): -0.42017461213947027, ('1.37-0.01', 2): -0.30399295015014144, ('2.090.0', 0): -0.54721750349357767, ('2.220.01', 1): -0.42965553958341784, ('1.630.0', 2): -0.40301152734325157, ('2.58-0.06', 0): -1.528646793121637, ('2.17-0.0', 2): -0.56983607010008208, ('1.080.0', 1): -0.005659906358384279, ('3.0-0.06', 0): 0.0, ('2.94-0.04', 1): -1.1319835117390855, ('1.70.01', 2): -0.35241742280849719, ('2.370.0', 2): -0.56355243316023462, ('1.820.01', 1): -0.40815116286584269, ('1.360.0', 2): -0.2061026223328804, ('2.72-0.04', 1): -1.3756522305649386, ('2.15-0.0', 1): -0.71127699175924108, ('2.52-0.0', 0): -0.83069784073324326, ('2.89-0.08', 2): -1.2115031504073412, ('2.45-0.03', 0): -1.3299158959223638, ('2.92-0.08', 0): -1.0996128968707419, ('2.97-0.02', 0): -0.58848153407179227, ('2.05-0.02', 0): -0.78020677155534646, ('1.80.01', 0): -0.27818540853136969, ('1.840.01', 0): -0.28648866685009483, ('1.91-0.01', 1): -0.80120286818764774, ('2.96-0.06', 1): -0.5580022131995489, ('1.860.0', 2): -0.56283351465892573, ('2.030.0', 1): -0.53742300926233666, ('1.82-0.01', 2): -0.66019454868397554, ('2.86-0.04', 0): -<text:soft-page-break/>1.6032297978737411, ('2.89-0.02', 0): -1.0720626076264186, ('2.82-0.01', 0): -0.99037992455342871, ('2.8-0.04', 1): -1.5625832235923025, ('2.93-0.07', 1): -1.1729272553661345, ('1.670.0', 0): -0.55541178837759775, ('2.110.01', 2): -0.22360649401785723, ('2.76-0.03', 1): -1.916914464864254, ('2.14-0.0', 2): -0.5424953646397086, ('2.65-0.01', 0): -0.97096940105935647, ('2.54-0.0', 0): -0.76155105036187898, ('2.05-0.01', 0): -0.8220179116230768, ('2.03-0.03', 1): -0.9083745200210751, ('1.7-0.0', 1): -0.60031088690192158, ('2.39-0.01', 1): -1.2362491540068641, ('2.16-0.02', 0): -1.1256431506150499, ('2.20.0', 2): -0.29250844172583174, ('2.81-0.04', 1): -1.7890672188444583, ('1.92-0.01', 2): -0.84996445064499337, ('1.470.0', 0): -0.29006754734817092, ('1.850.01', 2): -0.4143344169738391, ('2.53-0.05', 0): -1.6104262706074532, ('1.83-0.01', 2): -0.68059933304487974, ('1.350.0', 1): -0.10002922181658153, ('2.58-0.01', 2): -1.1670552712775071, ('2.79-0.03', 1): -1.945808850128014, ('2.59-0.0', 2): -0.67310607910308318, ('1.94-0.03', 1): -0.57996203615894448, ('1.78-0.0', 2): -0.5059079337789385, ('1.380.0', 0): -0.13553247502853888, ('1.64-0.02', 2): -0.30057552474312671, ('2.55-0.04', 1): -1.5599398291283513, ('1.580.0', 1): -0.47656375241927335, ('2.95-0.02', 2): -0.76383436369770663, ('1.51-0.01', 0): -0.41247018163142379, ('1.69-0.01', 0): -0.59307661696958724, ('2.74-0.06', 1): -1.8293710563703989, ('1.160.0', 2): -0.093807439352584829, ('2.72-0.07', 2): -0.72930574969506179, ('1.3-0.0', 1): -0.21505779924686241, ('2.4-0.01', 2): -1.5621521189064218, ('2.56-0.01', 0): -1.0571805078755576, ('2.99-0.09', 0): 0.0, ('2.76-0.04', 1): -1.5504658615917033, ('2.17-0.03', 1): -1.1644294379122919, ('2.25-0.02', 1): -1.2108560423467041, ('2.04-0.01', 0): -1.0900971887622493, ('1.33-0.01', 0): -0.22705604048114858, ('2.26-0.02', 0): -1.1849651521651261, ('2.9-0.02', 1): -0.48505041304333463, ('2.77-0.06', 2): -1.5348596617606252, ('1.550.01', 2): -0.24816214040110623, ('2.83-0.08', 2): -0.88015720399808461, ('2.64-0.03', 1): -1.6256382524508697, ('2.99-0.03', 2): 0.0, ('2.090.01', 0): -0.39237013806674825, ('2.8-0.07', 2): -1.4404351392891397, ('2.250.0', 0): -0.69834326767725829, ('2.480.0', 2): -0.39213768252235759, ('2.150.01', 2): -0.43117258697457622, ('2.290.0', 1): -0.37378558076562096, ('1.10.0', 0): -0.043733654464826771, ('2.060.0', 0): -0.5552687563249068, ('2.21-0.02', 0): -1.0244251235489321, ('2.98-0.03', 1): 0.0, ('1.75-0.01', 1): -0.62462188082587689, ('2.97-0.05', 1): -0.59958966751459886, ('2.39-0.02', 2): -1.2932703694103342, ('1.89-0.01', 2): -0.78949866902518007, ('2.37-0.02', 2): -1.4454936422056364, ('1.620.0', 0): -0.47068260722819322, ('2.3-0.03', 0): -1.2934184853688753, ('2.92-0.02', 1): -1.0977088585906896, ('1.72-0.01', 2): -0.61677441639299246, ('2.87-0.03', 0): -1.5225000811661134, ('3.0-0.02', 1): 0.0, ('2.45-0.0', 0): -0.46093585585875774, ('1.92-0.0', 1): -0.92270952539921902, ('1.59-0.01', 2): -0.51254564817227133, ('2.96-0.08', 2): -0.5668099792595005, ('2.07-0.0', 2): -1.0938389054290734, ('1.430.0', 0): -0.31504175315890798, ('1.540.0', 0): -0.36788645644845752, ('2.38-0.02', 2): -1.4355395732230927, ('1.38-0.01', 0): -0.22554262490764734, ('2.560.0', 1): -0.60767860549449937, ('2.8-0.02', 2): -1.4980928929715125, ('2.23-0.01', 1): -1.2938614898338243, ('2.15-0.03', 1): -1.1280269481147487, ('2.84-0.06', 1): -1.7052246753768383, ('1.5-0.0', 0): -0.31018693071739706, ('2.96-0.02', 0): -0.46894534470056626, ('1.98-0.02', 0): -0.80256457179538809, ('2.91-0.04', 1): -1.3756670616735347, ('2.74-0.05', 2): -1.5400244335383635, ('1.94-0.0', 2): -0.90004539617712054, ('2.31-0.04', 1): -1.3622655589968744, ('2.0-0.01', 1): -0.92800651686688052, ('2.030.0', 2): -0.55027136476255278, ('1.770.01', 1): -0.26302920963790238, ('2.83-0.01', 0): -1.3234316482999606, ('1.47-0.0', 1): -0.29138538850434814, ('2.16-0.04', 1): -0.84052007726465627, ('2.65-0.02', 1): -2.0496063394903006, ('2.5-0.04', 1): -1.5781533803429515, ('2.32-0.02', 0): -1.236533022532758, ('2.15-0.04', 0): -0.37888839626649373, ('1.920.01', 1): -0.39978335932512532, ('2.54-0.03', 1): -1.1738073099239963, ('2.76-0.07', 2): -1.6579746561774322, ('1.04-0.0', 0): -<text:soft-page-break/>0.040731792546332149, ('1.130.0', 2): -0.076318737515912949, ('1.650.0', 0): -0.52826072692271375, ('2.65-0.04', 1): -1.4448910550389553, ('1.480.01', 0): -0.20284473498184277, ('1.75-0.02', 2): -0.52022189156143095, ('2.98-0.04', 1): 0.0, ('2.38-0.0', 1): -0.47869986901386924, ('2.39-0.05', 0): -0.63662096019811298, ('2.210.01', 2): -0.39971666959872693, ('1.82-0.02', 1): -0.71403788578125382, ('1.2-0.0', 1): -0.062103203115676672, ('2.1-0.01', 2): -1.2203085195764503, ('2.79-0.07', 2): -1.6474404639437843, ('2.73-0.03', 2): -1.9238958765805874, ('2.4-0.04', 1): -1.4534596748227737, ('1.77-0.0', 1): -0.71663830638819526, ('1.330.0', 0): -0.17800425121138708, ('1.83-0.0', 2): -0.79529314050449973, ('1.110.0', 0): -0.017747817130033858, ('2.7-0.0', 0): -0.50734247935752741, ('1.640.01', 1): -0.31692425127993068, ('2.41-0.03', 2): -1.4582706785429109, ('1.420.01', 1): -0.17501363751241295, ('2.36-0.02', 0): -1.219248584375707, ('2.97-0.06', 2): -0.302036837307674, ('1.660.01', 0): -0.25731103104084468, ('2.49-0.04', 0): -1.5376493673350862, ('2.92-0.01', 2): -0.90284410883059485, ('2.42-0.02', 1): -1.3558718888521455, ('2.84-0.01', 1): -1.0057452311328345, ('2.76-0.02', 2): -1.5660606320061257, ('2.8-0.04', 0): -1.7746608709067311, ('1.450.0', 0): -0.30999051325219434, ('1.18-0.0', 1): -0.12938544228793422, ('1.990.01', 1): -0.22552630830063139,</text:p>
      <text:p text:style-name="P1"><text:s/>('2.58-0.0', 1): -0.68643083091452139, ('2.91-0.03', 1): -1.4235136757903555, ('2.020.0', 0): -0.33452123894375896, ('2.67-0.06', 1): -1.5900533750267947, ('2.50.0', 2): -0.5077181192492074, ('1.310.01', 0): -0.064562121323644237, ('2.03-0.02', 2): -0.94703358731373555, ('1.560.01', 0): -0.071361727867828045, ('1.22-0.0', 1): -0.16152313970948684, ('2.88-0.04', 0): -1.5033756405684275, ('1.33-0.0', 1): -0.23033648458432113, ('2.5-0.03', 1): -1.4926744394249745, ('1.55-0.01', 0): -0.44133026070896214, ('2.56-0.05', 1): -1.4349462289800721, ('2.160.01', 1): -0.4217817287986107, ('2.54-0.04', 1): -1.5739918298167668, ('2.13-0.01', 1): -1.2651770613638453, ('2.59-0.06', 2): -1.43204189526592, ('1.560.0', 2): -0.40964901454068814, ('1.290.0', 2): -0.074399807967146903, ('2.11-0.01', 1): -0.9592288318692056, ('2.21-0.0', 0): -0.68088149592922709, ('1.60.01', 0): -0.23074789241926577, ('2.330.0', 1): -0.59648168193033535, ('1.77-0.02', 2): -0.70425741554500809, ('2.09-0.03', 1): -0.93428103970267551, ('2.63-0.03', 2): -1.309382570290734, ('2.55-0.05', 2): -1.4466049647359003, ('2.24-0.02', 1): -1.0549420102552698, ('2.34-0.0', 2): -0.70574016807239159, ('3.0-0.04', 0): 0.0, ('2.0-0.0', 0): -0.92221059436796071, ('2.16-0.0', 0): -0.7772271525095108, ('2.72-0.06', 1): -1.753672928368387, ('1.86-0.02', 1): -0.77233213045298588, ('2.98-0.07', 2): 0.0, ('2.35-0.05', 2): -0.35455470817231927, ('1.93-0.0', 0): -0.59145537504521839, ('2.97-0.01', 0): -0.50864022562286104, ('2.48-0.01', 2): -0.87627468600278169, ('2.45-0.01', 0): -1.1339180497353327, ('2.92-0.06', 0): -1.1789984893246315, ('2.110.0', 0): -0.25990816051037097, ('2.43-0.02', 0): -1.6047161238716212, ('1.36-0.0', 0): -0.26053424923523383, ('2.93-0.08', 1): -1.5323777530632878, ('1.52-0.01', 1): -0.39067665542223273, ('1.91-0.03', 1): -0.29268758153864022, ('2.96-0.04', 1): -0.79202383931014353, ('1.78-0.01', 2): -0.64725216787330209, ('1.6-0.01', 1): -0.47496976197991603, ('2.85-0.06', 0): -1.6472236622939604, ('2.86-0.02', 0): -1.2254148424480418, ('2.52-0.03', 1): -1.4661701781859182, ('1.150.0', 0): -0.10132522889164566, ('2.82-0.07', 0): -1.5301054802777303, ('2.8-0.06', 1): -1.9024018934341851, ('2.93-0.01', 1): -1.097551546048215, ('2.340.0', 0): -0.67522540968747302, ('2.24-0.0', 1): -0.50474406388038784, ('2.180.0', 0): -0.54923887772327196, ('2.84-0.02', 2): -0.71352940575883195, ('2.95-0.03', 2): -0.88048554934112744, ('2.27-0.04', 2): -1.123579475012201, ('2.57-0.01', 2): -0.63577474239089549, ('1.72-0.0', 1): -0.47584404932636626, ('2.67-0.05', 2): -1.7722310784639979, ('1.53-0.0', 2): -0.33950222964334814, ('2.98-0.02', 2): 0.0, ('2.83-0.05', 1): -1.6123985424839002, ('2.03-0.0', 2): -0.91100149285511955, ('2.39-0.03', 1): -1.3556864048054378, ('2.9-0.04', 2): -1.3365049219228986, ('2.81-0.02', 1): -1.0341734198116945, ('2.280.0', 2): -0.71585109823756532, ('2.36-0.0', 0): -0.5150273433373751, ('2.13-0.02', 2): -<text:soft-page-break/>1.0943518596914963, ('1.50.0', 1): -0.33925780890417329, ('2.62-0.04', 2): -1.4214668921515425, ('2.35-0.01', 0): -1.3781966179319882, ('2.98-0.08', 0): 0.0, ('2.29-0.04', 2): -1.301444808450148, ('2.79-0.05', 1): -1.7704060941666548, ('1.94-0.01', 1): -0.78994038814338507, ('1.570.0', 1): -0.39041623009577997, ('2.44-0.01', 0): -1.6335265905770975, ('2.77-0.07', 2): -1.7243411368197101, ('1.360.01', 2): -0.14854668890198691, ('2.81-0.04', 0): -1.4464353437093607, ('1.930.0', 1): -0.25352922262129379, ('2.87-0.08', 1): -0.603522655487432, ('2.06-0.03', 1): -0.9013191623633009, ('2.84-0.07', 2): -1.6752842391470368, ('2.38-0.0', 2): -0.50120412250098811, ('2.91-0.05', 2): -1.2433794619352827, ('1.00.0', 1): -0.022274071859157724, ('1.19-0.0', 1): -0.1501228132914669, ('2.030.01', 0): -0.39152575929599365, ('1.69-0.02', 0): -0.31958476257242691, ('1.28-0.01', 1): -0.088610303134864801, ('2.160.0', 2): -0.64507889546527719, ('1.7-0.01', 1): -0.55719211823500825, ('2.5-0.05', 2): -1.5574917511785982, ('1.0-0.0', 1): -0.017843433726414917, ('2.37-0.03', 2): -1.3889034095695709, ('2.54-0.02', 2): -1.4379578509904851, ('2.76-0.06', 1): -1.7991527616395493, ('2.50.0', 0): -0.48142307513648225, ('1.52-0.0', 2): -0.42701491055753366, ('2.73-0.07', 0): -1.5168379148427595, ('1.55-0.0', 1): -0.44330291466849403, ('2.67-0.02', 0): -1.8831763389646488, ('2.04-0.03', 0): -0.85600525091517243, ('1.890.01', 0): -0.37151174318848545, ('2.66-0.05', 2): -1.632844658737254, ('2.64-0.01', 1): -1.1123290940560433, ('2.19-0.0', 1): -0.59196166766163916, ('2.28-0.04', 2): -1.3213185015190878, ('2.24-0.04', 0): -1.063308906624211, ('2.93-0.02', 2): -0.46727596159996354, ('1.07-0.0', 2): -0.060624080731863025, ('2.10.01', 0): -0.40211828193444621, ('2.02-0.02', 0): -0.76805903075006232, ('2.27-0.03', 1): -1.2284572534780134, ('1.3-0.01', 0): -0.16738464802703523, ('2.270.0', 1): -0.62624104469067587, ('2.21-0.04', 0): -0.96447668210191773, ('2.130.0', 1): -0.62633051449336841, ('2.33-0.02', 2): -1.1544651807533444, ('2.97-0.07', 1): -0.15152652603960445, ('1.640.0', 0): -0.53585891896274662, ('2.55-0.01', 1): -1.1648343912014223, ('1.37-0.0', 1): -0.24808169900276308, ('2.81-0.01', 2): -0.97726286852824173, ('2.17-0.04', 1): -0.32112947874996267, ('2.87-0.05', 0): -1.4739507756703323, ('2.94-0.02', 0): -0.85190872413352747, ('2.6-0.02', 2): -1.4778504067065272, ('1.30.0', 2): -0.21474028870911488, ('2.72-0.02', 0): -1.4176507191147263, ('2.51-0.04', 0): -1.4513205975109966, ('2.79-0.06', 2): -1.7253458675787912, ('2.85-0.08', 1): -0.86992369837924777, ('1.76-0.01', 0): -0.62996186176659952, ('2.52-0.05', 0): -1.4199694503225595, ('1.8-0.01', 0): -0.69360368005023343, ('2.25-0.0', 0): -0.59640729171734774, ('2.99-0.06', 2): 0.0, ('2.28-0.01', 2): -1.46622737645809, ('2.34-0.02', 1): -1.3479712020771057, ('2.94-0.08', 1): -0.92709877589536682, ('2.34-0.03', 0): -1.3671683507246208, ('2.94-0.08', 2): -0.9340396239805997, ('1.940.01', 0): -0.41548754126156023, ('1.9-0.01', 0): -0.67886555182515451, ('1.23-0.0', 0): -0.095632184150308316, ('2.41-0.02', 2): -1.523283437940637, ('2.0-0.03', 1): -0.86619605951325207, ('2.86-0.06', 1): -1.403158771476094, ('2.83-0.03', 0): -2.135519530476532, ('2.93-0.05', 0): -0.96995306320897412, ('2.81-0.01', 1): -0.75055473550887608, ('1.56-0.0', 2): -0.3777775741526323, ('1.67-0.02', 2): -0.50722047450479146, ('1.690.0', 2): -0.40808507085605661, ('2.120.0', 2): -0.55817083577869442, ('2.98-0.06', 1): 0.0, ('2.05-0.03', 1): -0.92804613357620402, ('1.810.01', 1): -0.2862217326135415, ('1.57-0.0', 1): -0.39870341883173999, ('1.49-0.0', 0): -0.3364077640099068, ('2.81-0.06', 0): -1.5232545240684032, ('1.290.0', 1): -0.040798626964177201, ('1.60.0', 0): -0.39354104999283623, ('1.830.01', 0): -0.31999331507020268, ('2.53-0.06', 2): -0.50250033032144326, ('1.91-0.02', 2): -0.78593977004983684, ('2.75-0.04', 0): -1.2550240391808503, ('1.82-0.0', 1): -0.77445760342824777, ('1.040.0', 0): -0.031237325624698949, ('2.46-0.05', 0): -1.5074349358152535, ('2.490.0', 2): -0.48601218537701618, ('2.79-0.01', 0): -0.99829117781823573, ('2.2-0.02', 1): -1.1684751962913018, ('2.88-0.08', 2): -1.2863315531515878, ('2.06-0.0', 0): -0.89504460392869845, ('2.63-0.02', 2): -1.43853695808621, ('2.98-0.01', 2): 0.0, ('2.84-0.03', 1): -1.5837165533507191, ('2.520.0', 2): -0.43418174327113768, <text:soft-page-break/>('2.4-0.0', 2): -0.80024421433673676, ('2.91-0.01', 1): -0.81130242030379129, ('1.550.0', 0): -0.42328358292403834, ('2.67-0.04', 1): -1.5957988996249812, ('1.130.0', 0): -0.046472638798988344, ('1.610.0', 1): -0.50672637420550792, ('1.74-0.02', 1): -0.65852311690677445, ('2.88-0.06', 0): -1.412322709469483, ('2.9-0.05', 1): -1.2463535458281876, ('2.61-0.05', 0): -1.6824283726696316, ('2.56-0.03', 1): -1.5398907252833991, ('1.910.01', 0): -0.41613637763830497, ('2.81-0.05', 1): -1.7025461364297543, ('2.17-0.01', 0): -1.1119941082388627, ('2.13-0.03', 1): -0.98905416861727524, ('2.23-0.02', 1): -0.96610936603889297, ('1.46-0.0', 2): -0.31414368632515177, ('2.260.0', 2): -0.32233043077115808, ('2.01-0.03', 0): -0.95405628085803507, ('2.64-0.05', 0): -1.7399938301267033, ('2.42-0.05', 1): -0.96809452345683678, ('2.09-0.01', 1): -1.0874878090578164, ('1.96-0.02', 1): -0.84437592269971573, ('2.050.0', 1): -0.38662629259194581, ('2.68-0.02', 0): -1.9247120750628395, ('1.67-0.0', 1): -0.57615209067927653, ('1.490.01', 2): -0.21329086814548434, ('2.1-0.0', 1): -0.96493505622111642, ('1.88-0.02', 0): -0.75862150152643637, ('2.97-0.03', 0): -0.44472471344696318, ('1.460.01', 1): -0.1915050942537582, ('2.23-0.0', 2): -0.38155351055866132, ('2.47-0.0', 1): -0.77277773335632804, ('2.49-0.03', 2): -1.3748220665393547, ('2.92-0.04', 0): -1.1962091835403492, ('2.43-0.04', 0): -1.5232856849833178, ('2.450.0', 0): -0.52885110225375687, ('2.87-0.01', 1): -0.49991237894750201, ('2.31-0.01', 2): -1.5164424734210071, ('2.73-0.07', 1): -1.5325988899725318, ('2.62-0.05', 2): -1.7346276979219044, ('2.45-0.02', 1): -1.3391533315859812, ('1.13-0.0', 1): -0.10618275381510804, ('1.87-0.0', 0): -0.5414175380675339, ('2.85-0.04', 0): -1.5540248984616158, ('2.52-0.01', 1): -1.1896930146149538, ('2.210.0', 2): -0.59346289166060107, ('2.82-0.05', 0): -1.7221979250787656, ('2.93-0.03', 1): -1.1496216628317042, ('2.78-0.03', 0): -1.6480671438005385, ('2.420.0', 1): -0.52330576283291341, ('1.87-0.01', 0): -0.72715414965284553, ('2.47-0.02', 0): -1.7530263128876789, ('2.83-0.07', 1): -1.4347853530038854, ('2.48-0.04', 2): -1.4008264165910653, ('1.310.01', 1): -0.066884878770774869, ('2.14-0.01', 2): -1.0354492530214474, ('2.49-0.02', 2): -1.7477598291604146, ('2.79-0.02', 1): -1.3341929047685459, ('2.37-0.0', 1): -0.81713288423082264, ('3.0-0.01', 2): 0, ('2.63-0.0', 1): -0.6427480163959195, ('2.23-0.01', 2): -1.29618036550884, ('1.510.01', 0): -0.21081896721736298, ('2.65-0.02', 0): -2.0104631700454862, ('1.370.01', 0): -0.12483175109608464, ('1.920.0', 1): -0.47625288702292329, ('1.710.01', 1): -0.21556468251448599,</text:p>
      <text:p text:style-name="P1"><text:s/>('2.080.01', 1): -0.27438090343102467, ('1.34-0.0', 1): -0.24609575889216057, ('2.2-0.04', 2): -0.84527151550235069, ('2.170.0', 2): -0.27176835437724478, ('2.44-0.03', 0): -1.2007467264514375, ('2.45-0.04', 2): -1.5555813371027878, ('1.63-0.0', 1): -0.42332690224704239, ('1.09-0.0', 0): -0.060437591679092864, ('2.1-0.03', 1): -1.0585043071844862, ('2.06-0.01', 1): -1.0525796715589304, ('2.4-0.02', 0): -1.5428780982891621, ('1.42-0.01', 2): -0.32968553573612058, ('1.86-0.02', 0): -0.64993372164666663, ('2.74-0.02', 1): -2.0233500646420013, ('1.74-0.0', 0): -0.67471640249727072, ('2.43-0.0', 2): -0.79096444615681361, ('2.0-0.02', 2): -0.87574159926007289, ('1.41-0.01', 2): -0.29008418067560188, ('2.89-0.07', 2): -1.5126825245808475, ('2.33-0.03', 2): -1.2608406701065091, ('2.42-0.0', 1): -0.44631203458449803, ('1.420.0', 2): -0.29267546383880055, ('2.01-0.0', 2): -1.0459175140221206, ('2.74-0.0', 1): -0.61430146923770212, ('2.42-0.04', 2): -1.3199065630745748, ('2.95-0.08', 0): -0.55152074203302703, ('1.81-0.0', 0): -0.52575992780937364, ('2.23-0.04', 2): -1.0581682250672615, ('1.740.01', 1): -0.23980483820838616, ('1.06-0.0', 2): -0.057463172573874843, ('2.110.01', 1): -0.44327595978964074, ('2.99-0.07', 2): 0.0, ('1.56-0.01', 1): -0.50001974715514297, ('2.8-0.03', 2): -2.0733369976205838, ('2.22-0.01', 2): -1.4167587545919176, ('1.67-0.0', 0): -0.55679739379993265, ('1.510.0', 0): -0.34586689764820461, ('2.27-0.01', 1): -1.2919630041525103, ('2.11-0.03', 0): -1.0996088246374682, ('2.430.0', 2): -<text:soft-page-break/>0.52674222851946628, ('1.58-0.01', 0): -0.46369343871400992, ('2.95-0.01', 0): -0.78580889874051685, ('2.090.0', 1): -0.55773827402960829, ('2.97-0.09', 1): 0, ('1.280.01', 1): -0.008983958632192755, ('1.630.0', 1): -0.40876461693450394, ('1.25-0.0', 1): -0.17732439675624734, ('2.42-0.01', 2): -1.1653089410216146, ('2.17-0.0', 1): -0.60690238100078697, ('2.87-0.07', 0): -1.6188837341246445, ('1.780.0', 2): -0.29441554063648379, ('2.62-0.03', 0): -1.6710601184592364, ('3.0-0.06', 1): 0.0, ('1.56-0.01', 0): -0.34786809615656289, ('2.18-0.01', 0): -1.1879501136822646, ('2.36-0.01', 2): -1.2899052976711052, ('2.71-0.02', 0): -1.9326878762932964, ('2.72-0.04', 0): -1.3495248328697456, ('2.51-0.02', 0): -1.4572460310817379, ('1.42-0.0', 2): -0.32411891411127269, ('2.01-0.01', 0): -1.0362369431682013, ('2.52-0.0', 1): -0.82208744542921108, ('2.89-0.08', 1): -1.2130334026094982, ('2.45-0.03', 1): -1.2855009897038401, ('1.15-0.0', 0): -0.09567499524528808, ('1.950.01', 0): -0.39954705099314836, ('2.74-0.07', 1): -1.4387021549377188, ('2.34-0.01', 0): -1.5291460487471811, ('1.57-0.01', 2): -0.47141369148005008, ('2.93-0.04', 2): -1.1261204490424543, ('1.530.0', 0): -0.38242977610802398, ('2.96-0.06', 0): -0.7169330765177655, ('2.74-0.01', 2): -1.1597711328341271, ('1.650.01', 2): -0.17511236045513362, ('2.86-0.04', 1): -1.5666174161988309, ('1.570.01', 1): -0.2264071603179672, ('1.840.0', 1): -0.26525273559696788, ('2.24-0.01', 2): -1.263496660427744, ('2.93-0.07', 0): -1.1478439693253986, ('2.76-0.03', 2): -1.9636324930009215, ('2.76-0.02', 0): -1.5841790322227767, ('2.05-0.01', 1): -0.82839285773487081, ('2.03-0.03', 2): -0.90993729769598852, ('2.39-0.01', 0): -1.2610720828542044, ('1.280.0', 2): -0.15729590567932089, ('2.470.0', 0): -0.49960550209216681, ('2.32-0.04', 2): -1.3892297631186072, ('2.7-0.04', 2): -1.6686932346138619, ('1.83-0.01', 1): -0.60579424665730541, ('2.75-0.06', 0): -1.6684985178099123, ('2.72-0.0', 1): -0.74169063834518156, ('2.79-0.03', 0): -1.9194261568147823, ('1.94-0.03', 0): -0.59169716651660109, ('2.57-0.04', 2): -1.6304193273878103, ('1.78-0.0', 1): -0.50121560810677557, ('1.64-0.02', 1): -0.30480795689279222, ('2.6-0.0', 1): -0.62680086380757349, ('2.55-0.04', 2): -1.5898338484754391, ('2.31-0.0', 0): -0.68888111417688691, ('1.940.0', 1): -0.46689708119908802, ('2.84-0.05', 1): -1.6930826375589436, ('1.93-0.03', 0): -0.20991631794465596, ('1.51-0.01', 1): -0.41410742211451002, ('2.91-0.07', 1): -1.0567638800709864, ('2.74-0.06', 0): -1.8672787176688335, ('1.160.0', 1): -0.082752134091128249, ('2.36-0.04', 2): -1.2639219169921501, ('1.75-0.01', 0): -0.63902232550800542, ('2.83-0.06', 2): -1.7631629363675525, ('1.84-0.02', 2): -0.7156948010635733, ('2.9-0.03', 1): -1.3698264100830133, ('1.030.0', 2): -0.034615132221528878, ('2.54-0.01', 0): -0.84084149837801714, ('2.56-0.01', 1): -0.99673566707172812, ('2.76-0.04', 0): -1.5544627526587733, ('2.17-0.03', 0): -1.1982232893030897, ('2.25-0.02', 0): -1.2665761805657654, ('2.59-0.02', 2): -1.8982891145418184, ('1.4-0.0', 2): -0.28455007565008628, ('1.33-0.01', 1): -0.22237879326991089, ('2.410.0', 0): -0.49990208841779388, ('2.26-0.02', 1): -1.1733277989023583, ('1.540.0', 1): -0.36959615712172644, ('1.24-0.0', 0): -0.16289691938915352, ('2.64-0.03', 0): -1.6507243692076674, ('2.23-0.01', 0): -1.2213386206486787, ('2.73-0.06', 0): -1.7659939621578331, ('1.05-0.0', 0): -0.0015606903251230893, ('2.150.01', 1): -0.40237275471497003, ('3.0-0.08', 0): 0.0, ('2.290.0', 2): -0.42518838549723476, ('2.46-0.02', 2): -1.6864990764224395, ('2.32-0.0', 1): -0.41651806797778723, ('2.07-0.01', 0): -1.1222969494339736, ('1.830.0', 2): -0.50352447855395677, ('1.44-0.0', 0): -0.27763339130987086, ('2.74-0.01', 1): -1.2097460577886663, ('2.66-0.05', 0): -1.5879600006672225, ('2.98-0.03', 2): -0.060254505505733247, ('1.7-0.02', 2): -0.59670458332014342, ('2.65-0.02', 2): -1.9591668399690412, ('2.48-0.05', 2): -1.3373377789320462, ('2.55-0.03', 0): -1.5173845125170269, ('2.47-0.01', 1): -1.5177782960892003, ('2.59-0.01', 1): -1.1194514825475785, ('2.92-0.02', 0): -0.97887939398720913, ('1.72-0.01', 1): -0.60074169345071027, ('1.440.0', 2): -<text:soft-page-break/>0.24668468774297519, ('2.87-0.03', 1): -1.4906646440363043, ('1.69-0.0', 1): -0.46988884984208396, ('2.45-0.0', 1): -0.43155137445643427, ('1.92-0.0', 0): -0.9077474136508219, ('1.790.0', 2): -0.57491115888844102, ('2.96-0.08', 1): -1.6235506872809475, ('2.51-0.06', 1): -0.44706984307304432, ('2.83-0.08', 1): -0.78827417188827764, ('1.82-0.02', 2): -0.65739478332620116, ('2.48-0.05', 0): -1.3412409360873934, ('1.670.01', 0): -0.33756063078463355, ('2.28-0.03', 1): -1.2405564890583107, ('2.8-0.02', 1): -1.5121400206974449, ('2.15-0.03', 0): -1.0180212673091587, ('2.84-0.06', 2): -1.7489464972395963, ('2.78-0.01', 0): -0.93032775628679631, ('1.5-0.0', 1): -0.3929039367479899, ('2.62-0.02', 1): -2.0126338492212867, ('1.98-0.02', 1): -0.89167108334987588, ('2.91-0.04', 2): -1.420937156534696, ('2.36-0.02', 1): -1.1778450298514513, ('2.6-0.06', 2): -1.1747333084550688, ('2.51-0.04', 2): -1.572929761122174, ('1.770.01', 2): -0.25259705171085556, ('2.89-0.06', 2): -1.3811933609192555, ('1.47-0.0', 0): -0.37896000080906855, ('1.650.01', 1): -0.17617997328274801, ('2.16-0.04', 0): -0.86389130485086552, ('2.5-0.04', 2): -1.5233388091636471, ('2.58-0.05', 2): -1.5619272337050387, ('1.60.0', 1): -0.39917993867371565, ('1.920.01', 0): -0.40603781133987371, ('2.54-0.03', 2): -1.2080795463090295, ('2.66-0.02', 0): -1.4721342805004878, ('2.65-0.04', 0): -1.6708787092739914, ('2.46-0.0', 0): -0.80781892056368287, ('1.560.01', 1): -0.095226972934269682, ('2.98-0.04', 0): 0.0, ('2.69-0.05', 0): -1.8009171181793251, ('2.59-0.06', 0): -1.4029709458051638, ('2.69-0.0', 2): -0.68015341208524949, ('1.560.0', 0): -0.41566935639845537, ('1.710.0', 2): -0.58675277252337599, ('2.1-0.01', 1): -1.2135617081124832, ('2.53-0.01', 2): -1.2064870508216576, ('2.010.01', 0): -0.41004991923102369, ('2.4-0.04', 0): -1.3454555614977739, ('1.330.0', 1): -0.23448327272719111, ('1.640.01', 2): -0.31902568178707746, ('1.420.01', 2): -0.17584097593150838, ('2.85-0.03', 2): -1.8154271250739551, ('2.86-0.05', 2): -1.3215186613176984, ('2.12-0.03', 2): -1.0304980417672203, ('2.56-0.03', 2): -1.5763627997294793, ('1.59-0.0', 1): -0.43389688643981239, ('2.84-0.01', 0): -0.68670840632577623, ('2.95-0.06', 0): -0.74638275694753575, ('1.990.01', 2): -0.2407481209250269, ('1.870.0', 2): -0.30465298593288254, ('2.91-0.03', 0): -1.3982751866135752, ('2.67-0.06', 0): -1.6772932283963025, ('2.47-0.05', 2): -1.4710910734207898, ('2.03-0.02', 1): -0.98779295394666056, ('1.480.0', 2): -0.33177049855822738, ('1.22-0.0', 2): -0.16112547524997212, ('2.88-0.04', 1): -1.4908711193327486, ('2.9-0.07', 0): -1.419957312431444, ('1.55-0.01', 1): -0.39372665949086066, ('2.56-0.05', 2): -1.7632170883426732, ('1.9-0.02', 2): -0.79419133765060168, ('2.54-0.04', 0): -1.6040279333344478, ('1.750.0', 0): -0.36694465102239238, ('2.93-0.08', 0): -1.1432710807720101, ('2.13-0.01', 0): -1.2599570264273074, ('1.91-0.0', 2): -0.85782285061329944, ('1.99-0.0', 0): -0.54231623459567746, ('1.560.0', 1): -0.42310732963115583, ('2.29-0.01', 0): -1.3189580997719497, ('2.11-0.01', 0): -0.95738544466516884, ('1.9-0.0', 2): -0.55998839412847734, ('2.44-0.04', 2): -1.5878878299674966, ('2.77-0.02', 0): -1.7109234048882778, ('2.21-0.0', 1): -0.66371070526225251, ('2.010.0', 2): -0.45465578028772313, ('1.77-0.02', 1): -0.55979520178862208, ('2.55-0.05', 1): -1.6517843460710508, ('1.53-0.0', 0): -0.41402814351800088, ('2.69-0.01', 2): -0.87481936416943262, ('1.81-0.02', 1): -0.66790624278529043, ('1.73-0.0', 0): -0.65765246507580466, ('1.01-0.0', 0): -0.022197637400720487, ('3.0-0.04', 1): 0.0, ('2.94-0.06', 0): -0.8824686492976791, ('2.18-0.03', 0): -1.0423126676829224, ('1.96-0.03', 2): -0.36735938171266563, ('2.71-0.04', 0): -1.7384851182785639, ('2.72-0.06', 0): -1.774493769727842, ('2.56-0.06', 1): -0.98160069799907201, ('1.93-0.0', 1): -0.57165141031136013, ('1.620.01', 2): -0.16512214579562184, ('2.45-0.01', 1): -1.1227988185170212, ('1.280.0', 1): -0.13700565189095845, ('2.22-0.04', 2): -1.1685050007436943, ('2.53-0.0', 1): -0.77060857670721794, ('2.7-0.05', 2): -1.7703994685352229, ('1.52-0.01', 0): -<text:soft-page-break/>0.36910855621139405, ('1.91-0.03', 2): -0.30908740368418564, ('1.31-0.01', 0): -0.23352268342828711, ('2.96-0.04', 0): -0.86665991400783704,</text:p>
      <text:p text:style-name="P1"><text:s/>('2.69-0.0', 0): -0.41391397898179627, ('2.26-0.03', 2): -1.3125428752659343, ('1.6-0.01', 0): -0.50074681885233041, ('1.97-0.03', 0): -0.79067517182152669, ('2.57-0.05', 2): -1.5217447415011514, ('2.440.0', 1): -0.48060674546951432, ('2.33-0.03', 0): -1.2947144480304331, ('1.930.01', 2): -0.28092802356367325, ('1.150.0', 1): -0.10894322472067493, ('1.80.0', 0): -0.57044234447825792, ('3.0-0.04', 2): 0.0, ('2.93-0.01', 0): -0.52142439241345429, ('2.340.0', 1): -0.69838006608359249, ('2.97-0.08', 0): -0.43284024603309112, ('2.24-0.0', 0): -0.59987882786357993, ('2.41-0.01', 2): -1.5756356203471644, ('2.27-0.04', 1): -1.1130118023773123, ('1.71-0.02', 2): -0.49552125819534332, ('1.72-0.0', 0): -0.48485592266997385, ('2.01-0.0', 0): -1.0388109047204521, ('2.19-0.02', 0): -0.96989585835689873, ('2.85-0.01', 1): -0.92210199884939203, ('2.39-0.03', 0): -1.2886050064883114, ('1.03-0.0', 1): -0.049822540635580732, ('2.37-0.01', 0): -1.5555154114036873, ('2.81-0.02', 0): -0.98764769499784044, ('2.87-0.02', 2): -0.52253406262006796, ('2.89-0.03', 1): -1.7469825966133707, ('2.36-0.0', 1): -0.51060797399465119, ('3.0-0.03', 1): 0.0, ('2.150.0', 2): -0.54097492495684696, ('2.27-0.0', 1): -0.62367708117077103, ('2.59-0.03', 2): -1.5568522005421119, ('1.68-0.0', 1): -0.58975274302679626, ('2.79-0.05', 0): -1.6697324806739158, ('1.68-0.01', 0): -0.44676311681799036, ('1.94-0.01', 0): -0.82918805685408115, ('1.17-0.0', 0): -0.038473746862122099, ('2.38-0.05', 0): -0.733776878711762, ('1.360.01', 1): -0.14772966430369028, ('2.44-0.0', 0): -0.614656436673233, ('2.87-0.08', 0): -0.61927519359238237, ('2.06-0.03', 0): -0.95429775958540453, ('2.84-0.07', 1): -1.5501658090101176, ('1.99-0.01', 0): -0.73890063382753457, ('1.93-0.01', 0): -0.69356451355747395, ('2.91-0.05', 1): -1.2183758584549536, ('2.74-0.04', 0): -1.7212542915477007, ('1.28-0.0', 0): -0.17913901697410892, ('1.71-0.0', 0): -0.63191894615363697, ('2.88-0.02', 0): -0.96080331179928802, ('2.240.01', 2): -0.34606739075686804, ('2.5-0.05', 1): -1.2832295889142156, ('1.0-0.0', 0): -0.016532752733206889, ('2.32-0.01', 2): -1.379959955707631, ('2.61-0.01', 0): -1.1262075508883393, ('2.54-0.02', 1): -1.4394266795134132, ('2.76-0.06', 0): -1.8711888749337102, ('1.73-0.01', 0): -0.59700869361422138, ('2.22-0.0', 0): -0.61034867269154458, ('2.140.0', 2): -0.26624094614317173, ('2.86-0.08', 2): -0.94894733719239244, ('2.83-0.01', 1): -1.2575832681412566, ('1.61-0.0', 2): -0.47972465722856072, ('2.64-0.01', 0): -1.1798159636295396, ('2.19-0.0', 0): -0.60874936231864274, ('2.73-0.04', 0): -1.6170948594918215, ('2.24-0.04', 1): -1.0543089191336417, ('2.02-0.02', 1): -0.96852694666265493, ('2.09-0.0', 0): -0.83243855045643633, ('2.07-0.03', 0): -1.1117256988397253, ('2.220.0', 2): -0.68477221143846101, ('2.130.0', 0): -0.61426005644403925, ('2.97-0.07', 0): -0.35495098618849824, ('1.640.0', 1): -0.52178864001905401, ('2.55-0.01', 0): -1.1688318263156823, ('2.070.01', 2): -0.40989573378574728, ('2.58-0.04', 2): -1.6240061254714315, ('2.42-0.03', 1): -1.3075674797561825, ('2.87-0.05', 1): -1.346581274635152, ('2.71-0.0', 2): -0.71919020456976901, ('1.630.01', 2): -0.23939105866468291, ('1.410.0', 0): -0.19029164058896741, ('2.62-0.01', 2): -0.88586517488890215, ('1.54-0.01', 2): -0.44597571591554325, ('2.53-0.0', 0): -0.75937071652823518, ('1.74-0.01', 1): -0.49228194449507262, ('1.40.0', 2): -0.28686277963351425, ('2.49-0.0', 0): -0.80847058415335216, ('1.90.0', 0): -0.28197581573262381, ('2.85-0.08', 0): -0.87683996916533236, ('2.120.01', 0): -0.37037846936550117, ('2.52-0.05', 1): -1.6201230788167134, ('2.56-0.04', 1): -1.3273432982570834, ('2.25-0.0', 1): -0.53441804306736218, ('2.28-0.01', 1): -1.4621939285309937, ('2.34-0.03', 1): -1.2796225412507853, ('2.78-0.07', 0): -1.5683732771343042, ('1.750.01', 1): -0.27755809131697534, ('1.720.01', 1): -0.26288496590326926, ('2.0-0.03', 2): -0.86031704119760777, ('2.85-0.02', 2): -1.1008660218313466, ('2.83-0.03', 1): -1.9381354758648233, ('2.12-0.02', 2): -<text:soft-page-break/>1.0198761415184179, ('2.09-0.02', 1): -0.93594291749846747, ('2.82-0.03', 2): -1.8903531073988633, ('2.24-0.03', 1): -1.2176431431691235, ('1.970.01', 2): -0.42991479679311262, ('3.0-0.05', 2): 0.0, ('2.66-0.04', 0): -1.4517740595031561, ('2.65-0.06', 0): -1.7233098273902865, ('2.69-0.0', 1): -0.40503083364493991, ('2.47-0.04', 2): -1.5083004201517418, ('2.69-0.07', 0): -0.62890633227845327, ('1.810.01', 0): -0.28277081901516454, ('1.49-0.01', 1): -0.3796992083568298, ('1.57-0.0', 2): -0.40026091797274344, ('1.610.01', 1): -0.29594655078221727, ('2.43-0.01', 2): -1.5411399290619143, ('2.35-0.05', 0): -0.40011491421252182, ('1.680.0', 0): -0.55408854639454364, ('1.91-0.02', 1): -0.76588030938086604, ('1.580.01', 2): -0.27943013311924753, ('2.75-0.04', 1): -1.2732396779873705, ('2.140.01', 0): -0.45913661362413821, ('1.04-0.0', 1): -0.038829983221039796, ('1.580.0', 2): -0.47164625977038344, ('2.94-0.07', 2): -0.97293371541009643, ('2.7-0.07', 1): -1.2702172884219343, ('2.87-0.01', 2): -0.51187379069139394, ('2.2-0.02', 0): -1.191281767597641, ('1.02-0.0', 1): -0.034284646356924832, ('2.44-0.05', 2): -1.2712010018610937, ('2.89-0.03', 2): -1.7794662360166105, ('1.96-0.02', 0): -0.73121511639560244, ('1.97-0.03', 1): -0.79866369587723007, ('2.050.0', 0): -0.2576099244447535, ('2.460.0', 0): -0.59777057388302002, ('2.84-0.03', 0): -1.6244350222615127, ('2.95-0.04', 0): -0.87222911788314572, ('2.73-0.0', 2): -0.5083690399402051, ('1.62-0.01', 0): -0.53028814783080025, ('2.91-0.01', 0): -0.73275226752041633, ('2.67-0.04', 0): -1.6457899490870014, ('2.460.0', 2): -0.55234357442045123, ('1.88-0.0', 0): -0.84544501258057436, ('1.610.0', 0): -0.48814580226365245, ('1.64-0.0', 0): -0.52012887604963487, ('2.16-0.03', 2): -1.1256218079595131, ('2.88-0.06', 1): -1.4542177213659691, ('2.9-0.05', 0): -1.1819438795189865, ('2.61-0.05', 1): -1.6467815410729683, ('1.910.01', 1): -0.41500548909830348, ('2.54-0.06', 0): -0.52641113189281863, ('2.53-0.04', 2): -1.2874698187974094, ('2.13-0.03', 0): -1.1750736170638332, ('2.76-0.01', 2): -1.0666332837507071, ('2.23-0.02', 0): -1.1236406197060289, ('1.85-0.01', 2): -0.78008264526620885, ('2.29-0.03', 0): -1.1963366362584649, ('1.87-0.0', 1): -0.54604220067779896, ('2.01-0.03', 1): -0.92285994316403708, ('2.65-0.0', 0): -0.64528153368621832, ('2.09-0.01', 2): -1.1016374256834416, ('1.31-0.0', 2): -0.22000611032748102, ('2.26-0.0', 2): -0.35683063459673459, ('1.79-0.02', 1): -0.70229571059597906, ('2.1-0.0', 0): -0.93890311122054593, ('1.750.01', 2): -0.26626200112575904, ('1.460.01', 2): -0.18853878433138577, ('2.37-0.04', 0): -1.4491887806658321, ('2.3-0.01', 2): -1.3198823244358053, ('2.79-0.02', 0): -1.3027009746109539, ('2.450.0', 1): -0.68848036702672111, ('2.46-0.0', 1): -0.82904979546925583, ('2.34-0.05', 0): -0.63423759985051609, ('1.30.01', 2): -0.096889711161339154, ('2.190.01', 2): -0.4084065051691495, ('2.02-0.0', 2): -0.57388098086050343, ('1.32-0.0', 1): -0.21428845124255133, ('1.13-0.0', 2): -0.10219858640576951, ('1.97-0.01', 0): -0.8480876145349745, ('2.52-0.01', 2): -1.1824935265870569, ('2.510.0', 1): -0.43922907842085435, ('2.99-0.02', 0): 0.0, ('2.72-0.02', 2): -1.4191387519946468, ('2.93-0.03', 0): -1.1127217029013319, ('2.37-0.02', 1): -1.4507385433569189, ('2.78-0.03', 1): -1.6594043435072126, ('2.27-0.02', 1): -1.1164260595461304, ('2.420.0', 0): -0.54574235299266938, ('2.58-0.06', 1): -1.5405631317631523, ('2.83-0.07', 2): -1.7363886578441357, ('2.37-0.0', 0): -0.81934701501626273, ('3.0-0.01', 1): 0.0, ('2.94-0.01', 2): -0.63129942649473791, ('2.98-0.02', 0): 0.0, ('1.6-0.0', 2): -0.4112285298574469, ('2.6-0.05', 0): -1.6611361636386435, ('1.510.01', 1): -0.21129928129067205, ('1.21-0.0', 1): -0.13932849180008805, ('1.61-0.01', 2): -0.48432261875436217, ('1.650.0', 2): -0.51419039943564182, ('1.940.0', 0): -0.46284294305989793, ('1.34-0.0', 0): -0.20902899831046884, ('2.2-0.04', 1): -0.83758279455068441, ('1.76-0.02', 2): -0.68116064977773849, ('2.52-0.04', 2): -1.6814645831278319, ('2.38-0.03', 0): -1.3893484006064756, ('1.63-0.0', 0): -0.42900106778309283, ('2.1-0.03', 0): -0.94666818086336679, ('2.06-0.01', 0): -<text:soft-page-break/>1.0416988014418087, ('2.96-0.05', 2): -0.69435381285065145, ('2.96-0.03', 2): -0.79469732858571374, ('1.98-0.01', 2): -0.95958144963697445, ('2.41-0.0', 0): -0.54315044517795252, ('2.74-0.02', 0): -1.9390778310301309, ('2.68-0.06', 0): -1.4874331505224536, ('1.79-0.01', 2): -0.65084883552401118, ('2.86-0.07', 1): -1.6757243683302485, ('2.83-0.02', 2): -1.2985590551767443, ('2.42-0.0', 0): -0.42450507433996454, ('2.61-0.03', 0): -1.5610021073446267, ('2.74-0.0', 2): -0.57531254747699156, ('2.95-0.08', 1): -0.71394789613357656, ('2.35-0.04', 1): -1.4003570440331343, ('1.740.01', 0): -0.23528804392411337, ('2.05-0.02', 1): -1.0396906510532997, ('2.39-0.04', 2): -1.3022085633003244, ('1.66-0.02', 2): -0.33512187234316138, ('2.74-0.07', 0): -1.4557419656750339, ('2.3-0.0', 2): -0.55678252271139272, ('2.73-0.02', 0): -1.7048439624376222, ('1.660.01', 1): -0.24845124786040132, ('2.25-0.04', 2): -1.2427183058202236, ('3.0-0.03', 0): 0.0, ('1.510.0', 1): -0.34649857574225335, ('2.27-0.01', 2): -1.2921550800049335, ('1.89-0.0', 2): -0.87726113105086911, ('1.37-0.01', 0): -0.2366985875303122, ('1.78-0.02', 0): -0.61287561450183392, ('2.97-0.09', 0): 0, ('1.630.0', 0): -0.40994689050981004, ('2.63-0.05', 0): -1.5620318154913506, ('2.54-0.0', 2): -0.60608244943023082, ('1.25-0.0', 0): -0.18240069029768854, ('2.42-0.01', 1): -1.1959747970695553, ('2.17-0.0', 0): -0.5930040620694782, ('2.87-0.07', 1): -1.4640288948407849, ('1.780.0', 1): -0.28975323099587336, ('2.18-0.01', 1): -1.2038215500183069, ('2.76-0.02', 1): -1.6041482872167685, ('1.35-0.01', 1): -0.14528628378369951, ('2.71-0.02', 1): -2.0621250058325531, ('2.36-0.01', 0): -1.2851428518617762, ('2.51-0.02', 1): -1.3685793945866798, ('2.88-0.07', 2): -1.2670330377928798, ('2.27-0.0',</text:p>
      <text:p text:style-name="P1"><text:s/>2): -0.56337933610848923, ('2.52-0.0', 2): -0.81947597769608427, ('2.89-0.08', 0): -1.2429064771970593, ('2.56-0.02', 1): -1.9325122004061099, ('1.15-0.0', 1): -0.089819273882334585, ('1.950.01', 1): -0.4057871537940822, ('1.00.0', 0): -0.021743587792100661, ('2.34-0.01', 1): -1.5478395110952576, ('1.80.01', 2): -0.27585793189033225, ('1.530.0', 1): -0.38378356030172206, ('2.78-0.05', 0): -1.5232651239862991, ('1.58-0.0', 1): -0.47000494734759007, ('1.59-0.0', 0): -0.43757580099489035, ('1.440.0', 0): -0.24443499602108956, ('2.440.0', 2): -0.45112055992428979, ('2.86-0.04', 2): -1.6030576485701036, ('2.89-0.02', 2): -1.1512107508392404, ('2.64-0.06', 2): -1.525492673225356, ('1.76-0.01', 1): -0.59226890205474403, ('2.24-0.01', 1): -1.2581324321393668, ('2.97-0.08', 2): -0.3031002649907471, ('1.120.0', 2): -0.080259614161346707, ('2.4-0.05', 1): -1.3046699377429174, ('2.66-0.06', 0): -1.5233220454569174, ('2.71-0.07', 2): -0.87032211581203478, ('2.05-0.01', 2): -0.83149898918662024, ('1.240.0', 0): -0.1271233538173957, ('2.16-0.02', 2): -1.1728763913701927, ('2.470.0', 1): -0.46362777139770694, ('2.20.0', 0): -0.24943515014999207, ('2.92-0.07', 2): -1.2399809745272525, ('1.470.0', 2): -0.29453254342075352, ('1.54-0.0', 1): -0.38039060552361231, ('2.53-0.05', 2): -1.3950430062372698, ('1.83-0.01', 0): -0.73452508450645337, ('1.4-0.01', 1): -0.26072276046741361, ('2.75-0.06', 1): -1.8200733017964248, ('2.62-0.0', 2): -0.66884735138416995, ('2.85-0.07', 2): -1.5972500998821888, ('2.86-0.01', 2): -1.1833916698604774, ('1.78-0.0', 0): -0.50639606438974982, ('1.64-0.02', 0): -0.31135961989685512, ('2.82-0.06', 2): -1.7410370355648972, ('2.99-0.09', 2): 0.0, ('1.550.0', 1): -0.44100564008058579, ('2.5-0.03', 0): -1.2893155933965248, ('2.91-0.07', 0): -1.254352977353125, ('1.96-0.02', 2): -0.90604749482552283, ('1.160.0', 0): -0.060650437372449718, ('1.87-0.02', 2): -0.78013012840578189, ('2.47-0.01', 2): -1.5040886038440187, ('2.83-0.06', 1): -1.7144469088498568, ('2.82-0.08', 0): -0.55874966302309159, ('2.9-0.03', 0): -1.4106957607770063, ('2.59-0.01', 2): -1.0248375807900423, ('1.92-0.02', 0): -0.85362002445399199, ('2.56-0.01', 2): -0.98414901631380269, ('2.65-0.01', 2): -1.0285212677106201, ('1.4-0.0', 1): -0.25596382824123748, ('2.04-0.01', 2): -1.066992477230734, ('2.55-0.03', 1): -1.4740894217615943, ('2.26-0.02', 2): -1.0440595788650759, ('2.01-0.01', 1): -<text:soft-page-break/>1.036351375940294, ('2.77-0.06', 0): -1.8290996773104142, ('1.24-0.0', 1): -0.14941120369513597, ('1.670.01', 1): -0.33743781585347626, ('2.73-0.06', 1): -1.6099184365167452, ('1.390.0', 2): -0.27542301254044954, ('1.86-0.01', 2): -0.76249699859253262, ('2.150.01', 0): -0.43538055475796644, ('2.62-0.02', 0): -1.9333885578025349, ('3.0-0.08', 1): 0.0, ('2.42-0.05', 2): -0.98196795048452412, ('2.07-0.01', 1): -1.1565283964856479, ('1.44-0.0', 1): -0.33436487720957758, ('2.060.0', 2): -0.53868433815772976, ('1.190.0', 0): -0.098758585467498217, ('1.7-0.02', 1): -0.50705679786473368, ('1.880.01', 2): -0.42352672061727953, ('2.37-0.02', 0): -1.4345053348333274, ('1.72-0.01', 0): -0.61191390637858289, ('2.87-0.03', 2): -1.5258345475346817, ('1.910.0', 0): -0.50929934504942997, ('1.69-0.0', 0): -0.48171780386160684, ('2.45-0.0', 2): -0.4472082967193774, ('2.75-0.02', 1): -1.3173300435211897, ('2.66-0.02', 1): -1.4296705314836839, ('2.67-0.03', 2): -1.763059019153143, ('1.59-0.01', 0): -0.37048462391318832, ('2.96-0.08', 0): -0.74153808028557378, ('1.49-0.0', 1): -0.39786255776610219, ('2.07-0.0', 0): -1.057651590195507, ('1.450.01', 1): -0.19100539405565792, ('1.210.0', 1): -0.14013795164029252, ('1.430.0', 2): -0.30624718576058169, ('2.56-0.06', 0): -0.99147814690011804, ('1.38-0.01', 2): -0.22153650834641028, ('2.28-0.03', 0): -1.1875098128588166, ('2.8-0.02', 0): -1.4996021066753433, ('2.13-0.04', 2): -0.37219451792786462, ('1.95-0.02', 0): -0.83074301398141737, ('1.410.0', 2): -0.19104959783464337, ('2.02-0.01', 2): -0.74850911512604146, ('1.5-0.0', 2): -0.38815923625206628, ('2.96-0.02', 2): -0.49355980912190062, ('1.89-0.02', 0): -0.80085374830783063, ('2.00.01', 0): -0.42827090028538345, ('2.35-0.0', 2): -0.37832288989677398, ('2.87-0.06', 2): -1.5797436916503778, ('3.0-0.07', 1): 0.0, ('2.6-0.03', 0): -1.216380157502293, ('1.330.01', 0): -0.12563958005093534, ('2.71-0.03', 2): -2.0339058250900397, ('2.080.0', 1): -0.24915724026394914, ('2.69-0.05', 1): -1.7855587141707212, ('2.9-0.01', 0): -1.0675745489479915, ('2.39-0.05', 2): -0.66965057134115102, ('2.38-0.01', 0): -1.5593312571938598, ('2.1-0.01', 0): -1.1582775115586932, ('1.330.0', 2): -0.23105611697871301, ('2.32-0.0', 2): -0.61342169601358432, ('1.9-0.0', 1): -0.57912002974731169, ('2.68-0.04', 0): -1.8007992112991409, ('2.41-0.03', 0): -1.4188221677281683, ('2.86-0.05', 1): -1.5704943241143214, ('1.220.0', 2): -0.1197570085477995, ('1.860.01', 0): -0.34508927496268799, ('1.57-0.01', 0): -0.45385051404672949, ('1.68-0.0', 0): -0.59141600242074366, ('1.27-0.0', 2): -0.18548300812133806, ('2.57-0.01', 0): -0.63975915936961625, ('2.95-0.06', 1): -0.62688434300814899, ('1.180.0', 1): -0.10548709383383925, ('2.7-0.01', 1): -1.0553685300627575, ('1.840.01', 1): -0.27961927604317244, ('2.020.0', 2): -0.37591516986582552, ('1.020.0', 0): -0.031576275704508758, ('2.03-0.02', 0): -0.87782502751679858, ('1.970.0', 2): -0.51455566341239756, ('1.73-0.01', 1): -0.61604978482693995, ('1.98-0.0', 2): -1.0094437386792947, ('2.11-0.0', 1): -0.55853992584172218, ('1.280.0', 0): -0.16242580040153373, ('2.140.01', 2): -0.26160769226190522, ('1.750.0', 1): -0.35833298079995296, ('1.41-0.01', 1): -0.29384224668503611, ('1.99-0.0', 1): -0.53980709195401688, ('2.75-0.07', 2): -1.1287378490827595, ('2.9-0.06', 1): -1.4298019004483482, ('1.43-0.0', 2): -0.28703776951829579, ('1.32-0.01', 1): -0.083755440976956502, ('2.29-0.01', 1): -1.4052111929229227, ('1.250.0', 1): -0.15765969696020851, ('1.330.01', 1): -0.1256485089349666, ('2.81-0.04', 2): -1.4359383468898368, ('2.77-0.02', 1): -1.671056037736776, ('1.88-0.01', 0): -0.76911900353413665, ('1.77-0.02', 0): -0.70762990858068153, ('1.50.01', 2): -0.060848777890021001, ('2.63-0.03', 0): -1.3071483021482315, ('2.55-0.05', 0): -1.6767797021198556, ('1.53-0.0', 1): -0.40039608180883879, ('1.390.01', 2): -0.16653639783344057, ('1.73-0.0', 1): -0.64299103236596666, ('2.0-0.0', 1): -0.9018460178061003, ('2.33-0.0', 1): -0.55204397306663799, ('2.18-0.03', 1): -1.1095831298535714, ('1.96-0.03', 1): -0.45168974114543192, ('1.69-0.02', 2): -<text:soft-page-break/>0.31437750501770473, ('2.49-0.05', 1): -1.4836750625797315, ('2.71-0.04', 1): -1.7172010330337781, ('2.36-0.03', 0): -1.3207109773843511, ('2.250.01', 1): -0.4228664308091879, ('2.85-0.01', 0): -0.92988414196661306, ('1.93-0.0', 2): -0.57776585187327056, ('2.97-0.01', 2): -0.85164800377267713, ('2.55-0.02', 0): -1.7899494511860281, ('2.61-0.06', 2): -1.568322714793714, ('2.45-0.01', 2): -1.120097998200122, ('2.92-0.06', 2): -1.2788801078224026, ('1.7-0.02', 0): -0.5964119275511397, ('2.190.0', 1): -0.67713283166629523, ('1.67-0.02', 1): -0.51600987640491847, ('1.36-0.0', 2): -0.26506944413579181, ('2.25-0.01', 2): -1.4530472026647026, ('1.29-0.0', 0): -0.17850137095956592, ('2.230.0', 2): -0.29665033779805611, ('1.31-0.01', 1): -0.23333951059500799, ('2.92-0.03', 0): -1.4715608281720312, ('2.55-0.0', 1): -0.80538979995085769, ('2.26-0.03', 1): -0.97738961423236015, ('2.85-0.06', 2): -1.7471803705380549, ('1.050.0', 2): -0.0034474673067695447, ('1.150.0', 2): -0.085369366713145933, ('2.82-0.07', 2): -1.6638902741326138, ('2.29-0.0', 2): -0.36155085039969936, ('1.960.01', 0): -0.26442053334206456, ('1.3-0.01', 2): -0.16822592299530786, ('3.0-0.09', 2): 0.0, ('2.84-0.08', 0): -0.58838631810200592, ('2.27-0.04', 0): -1.1404417259954536, ('1.95-0.03', 2): -0.75002626825472163, ('2.00.0', 2): -0.54671489128892048, ('2.110.0', 1): -0.25179438074962024, ('2.68-0.07', 2): -0.47347066373189783, ('2.01-0.0', 1): -1.0376760198771808, ('2.19-0.02', 1): -1.1177633006815935, ('2.69-0.03', 0): -1.6092417814518833, ('2.03-0.0', 0): -0.90211625237887483, ('2.48-0.02', 0): -1.4006146937936987, ('1.03-0.0', 0): -0.032355480634567467, ('2.58-0.01', 0): -1.1751185801318556, ('2.43-0.05', 2): -1.4316504108776638, ('2.87-0.02', 1): -0.52905373293128954, ('2.240.0', 1): -0.59056971794251045, ('2.38-0.0', 0): -0.49084544999924057, ('2.080.01', 2): -0.24016143524364, ('1.350.0', 0): -0.097431142621051778, ('2.140.0', 1): -0.26555325890858522, ('2.62-0.04', 0): -1.6337192882918228, ('2.35-0.01', 2): -1.4859137916416922, ('2.86-0.08', 1): -0.94542779297687096, ('2.98-0.08', 2): 0.0, ('2.090.01', 2): -0.39729458498400322, ('1.68-0.01', 1): -0.63223073144743558, ('2.08-0.01', 2): -0.88890695427352229, ('2.44-0.01', 2): -1.5835243195794699, ('2.52-0.06', 1): -0.72909082863956565, ('2.38-0.05', 1): -0.7302600610583434, ('1.360.01', 0): -0.14680690846547584, ('2.67-0.01', 1): -1.0369713405387553, ('2.9-0.01', 2): -0.49039212463583959, ('1.34-0.01', 2): -0.27705413976939952, ('2.530.0', 2): -0.57026937832925506, ('2.84-0.07', 0): -1.663217505140991, ('2.08-0.02', 0): -1.0439578625467383, ('2.72-0.01', 1): -0.77983733754633833, ('1.99-0.01', 1): -0.73343033166273619, ('1.98-0.03', 1): -0.87445415954283134, ('1.93-0.01', 1): -0.71630316581648135, ('2.91-0.05', 0): -1.1539135820018789, ('1.51-0.01', 2): -0.41373356664165073, ('1.28-0.0', 1): -0.19847954907476426, ('1.71-0.0', 1): -0.64302985061537277, ('2.160.0', 0): -0.65187718786104998, ('2.380.0', 2): -0.44328849907806755, ('2.88-0.02', 1): -0.98518339607070471, ('2.070.01', 1): -0.40718967398017253, ('2.5-0.05', 0): -1.5396211389679728, ('2.5-0.0', 1): -0.77038149246276533, ('2.61-0.01', 1): -1.0947881761188145, ('2.54-0.02', 0): -1.4176861207312226, ('1.67-0.02', 0): -0.5117005744314066, ('1.52-0.0', 0): -0.42795715336607293, ('2.33-0.05', 1): -0.36980376341599736, ('1.690.0', 0): -0.39506499161959041, ('2.66-0.03', 2): -1.4943404692828515,</text:p>
      <text:p text:style-name="P1"><text:s/>('2.67-0.02', 2): -1.8865522099713787, ('1.080.0', 2): -0.0035122013573524145, ('1.890.01', 2): -0.3698777670174298, ('2.77-0.04', 0): -1.7243855564567552, ('2.67-0.0', 2): -0.55551349589809251, ('2.22-0.0', 1): -0.52873063649784124, ('1.520.01', 1): -0.23721040715045175, ('2.73-0.04', 1): -1.5690524469540019, ('2.24-0.04', 2): -1.0472347494973118, ('1.750.01', 0): -0.26974941544956582, ('2.09-0.0', 1): -0.81940408172211221, ('1.720.01', 2): -0.27049359998217382, ('2.07-0.03', 1): -1.0173355445582397, ('2.220.0', 1): -0.68362636393907206, ('2.480.0', 1): -0.56109874785047409, ('2.21-0.04', 2): -0.9545117918993149, ('2.33-0.02', 0): -1.1948577687431592, ('1.640.0', 2): -0.53823065213279508, ('2.42-0.03', 0): -<text:soft-page-break/>1.3276733873542039, ('2.61-0.0', 2): -0.63422761777224856, ('2.71-0.0', 0): -0.65072501953919493, ('2.6-0.03', 2): -1.2514203852538817, ('1.54-0.01', 1): -0.43425337966999306, ('1.74-0.01', 0): -0.62242399257854875, ('1.40.0', 1): -0.24396019973068037, ('2.88-0.05', 1): -1.391990779449918, ('1.90.0', 1): -0.29640541833972633, ('2.52-0.05', 2): -1.591057063654441, ('2.56-0.04', 0): -1.6542476382990974, ('2.99-0.06', 0): 0.0, ('2.28-0.01', 0): -1.4792842003553464, ('2.35-0.05', 1): -0.33299766013801391, ('2.070.0', 0): -0.54698563966521285, ('2.78-0.07', 1): -1.4936814926631903, ('2.11-0.02', 2): -1.0597078747789204, ('1.02-0.0', 0): -0.038506008370311082, ('2.19-0.04', 0): -1.0548276009186563, ('1.850.0', 2): -0.52866966656487868, ('2.83-0.03', 2): -2.0715935031328363, ('2.09-0.02', 0): -1.0399727225210378, ('2.10.0', 0): -0.59371592068807932, ('2.460.0', 1): -0.51814157549883311, ('2.24-0.03', 0): -1.2293528975690016, ('2.86-0.02', 1): -1.2583594581262489, ('2.93-0.05', 2): -1.0122383640544141, ('3.0-0.05', 1): 0.0, ('2.94-0.05', 2): -0.99999523463108064, ('2.18-0.02', 2): -1.0222298768930622, ('2.6-0.01', 0): -0.68314053650313378, ('2.91-0.02', 2): -1.0738476492665106, ('2.20.01', 1): -0.25185463669461799, ('2.66-0.04', 1): -1.5742647825755252, ('2.72-0.05', 2): -1.5692618398303591, ('2.51-0.01', 2): -0.83829202214648513, ('2.120.0', 0): -0.54783426182938044, ('2.69-0.07', 1): -0.87457090422441819, ('1.49-0.01', 0): -0.3767432163378196, ('2.72-0.07', 1): -0.68013040540324587, ('2.3-0.04', 0): -1.1771408670457368, ('2.81-0.06', 2): -1.8778647788731972, ('2.390.0', 2): -0.52481132912064243, ('2.440.0', 0): -0.45298983643146729, ('2.7-0.02', 0): -1.8196991371086486, ('1.76-0.0', 2): -0.70736647935414121, ('2.8-0.06', 0): -1.5658625560613308, ('2.96-0.07', 2): -0.71827316803692887, ('2.140.01', 1): -0.26876920991866787, ('2.490.0', 0): -0.4699127435651424, ('2.83-0.02', 1): -1.3708452780445728, ('2.41-0.01', 0): -1.5548067045258369, ('2.86-0.03', 1): -1.9612439796336152, ('2.52-0.02', 0): -1.774401227031805, ('2.240.01', 1): -0.36710169445038454, ('2.59-0.04', 1): -1.3885021764266361, ('2.06-0.0', 2): -0.8957596145091119, ('2.8-0.05', 2): -1.7161855610688406, ('2.180.01', 0): -0.38117807175779284, ('2.95-0.01', 1): -0.63218054893353426, ('2.95-0.04', 1): -0.80061311759708453, ('2.520.0', 0): -0.51142546378118403, ('1.62-0.01', 1): -0.54183541561429682, ('2.4-0.0', 0): -0.79726494466500208, ('1.85-0.0', 2): -0.81453297905382993, ('2.83-0.04', 0): -1.6243852931478837, ('1.64-0.0', 1): -0.54428072034612818, ('1.030.0', 0): -0.031569677272774488, ('1.910.01', 2): -0.41385639142810182, ('2.17-0.01', 2): -1.1249867612559632, ('2.59-0.04', 0): -1.6451469182203964, ('1.46-0.0', 0): -0.37164424751481279, ('2.29-0.03', 1): -1.2224624278833423, ('1.94-0.02', 2): -0.81082830776410719, ('2.00.0', 1): -0.52061366428583944, ('2.38-0.04', 2): -1.242009307429853, ('2.65-0.0', 1): -0.72854699352770658, ('2.63-0.01', 0): -0.62389967769815158, ('2.26-0.0', 1): -0.35600318492464172, ('2.58-0.06', 2): -1.5458777149186673, ('1.95-0.01', 2): -0.90817980732057613, ('2.68-0.01', 2): -1.0414241232068524, ('1.79-0.02', 0): -0.62946109937219807, ('2.36-0.05', 0): -0.42465350616168729, ('2.44-0.02', 1): -1.6106271566545589, ('1.88-0.02', 2): -0.73448957714793472, ('2.88-0.03', 2): -1.6868187720051429, ('2.21-0.01', 2): -1.2460666263160434, ('2.37-0.04', 1): -1.5049174461532675, ('2.49-0.03', 0): -1.4823963000889004, ('2.43-0.04', 2): -1.4037212503894505, ('2.76-0.05', 2): -1.7563579711743853, ('2.98-0.02', 1): 0.0, ('2.34-0.05', 1): -0.62917790848664723, ('2.310.01', 2): -0.38143967231908427, ('2.190.01', 1): -0.38248567205125816, ('1.32-0.0', 0): -0.21142652165840081, ('1.97-0.01', 1): -0.84835951628255646, ('1.8-0.01', 2): -0.72108909426832701, ('2.64-0.02', 2): -1.8862898941822366, ('2.350.0', 2): -0.45626345092058085, ('2.99-0.02', 1): 0.0, ('2.73-0.05', 2): -1.7418960457303634, ('1.760.01', 0): -0.39283933039122343, ('2.56-0.0', 2): -0.82495860587797121, ('1.790.01', 2): -0.40222125254675184, ('1.320.0', 0): -0.054730466822978073, ('2.02-0.03', 1): -0.79914391785940542, ('2.27-0.02', 0): -1.0818831844581089, ('2.07-0.02', 2): -0.97300866714428591, ('2.95-0.01', 2): -<text:soft-page-break/>0.73610734343812789, ('2.97-0.04', 2): -0.76246317209380843, ('2.48-0.04', 0): -1.5341104648005626, ('2.55-0.02', 2): -1.8033823364235539, ('2.14-0.01', 0): -1.0274825332064124, ('2.92-0.03', 2): -1.2236436672623039, ('1.360.0', 0): -0.25398805475181052, ('1.63-0.01', 1): -0.50779258228998092, ('3.0-0.01', 0): 0.0, ('2.35-0.04', 0): -1.4695763407030304, ('2.230.01', 0): -0.510109176097991, ('2.31-0.02', 0): -1.2508615401030054, ('2.6-0.05', 1): -1.6176974422426367, ('1.810.0', 1): -0.28168122356736119, ('2.62-0.06', 0): -1.4580923058149569, ('1.21-0.0', 0): -0.12680741911285054, ('1.61-0.01', 1): -0.47409915018410992, ('2.550.0', 0): -0.51698987171232347, ('2.2-0.04', 0): -0.83699135292471238, ('1.850.01', 1): -0.42318664873718936, ('2.52-0.04', 1): -1.5480685157077791, ('2.38-0.03', 1): -1.1191253812820547, ('2.130.01', 1): -0.41027080252498377, ('2.05-0.02', 2): -1.0447821934094765, ('2.15-0.02', 2): -1.0674291944326231, ('1.42-0.01', 0): -0.32993141919927477, ('2.15-0.04', 2): -0.36208279928565962, ('1.99-0.03', 1): -0.60466270707025294, ('1.98-0.01', 1): -0.95664858763739136, ('1.980.01', 1): -0.40734970802802295, ('2.41-0.0', 1): -0.52907603149455185, ('2.68-0.06', 1): -1.8123219944185018, ('2.43-0.0', 0): -0.78165623094610814, ('2.0-0.02', 0): -0.92906662654885119, ('2.86-0.07', 0): -1.354046137642051, ('2.89-0.07', 0): -1.4602701610444211, ('1.17-0.0', 1): -0.039615217234271242, ('2.030.0', 0): -0.53849378427488936, ('2.36-0.05', 1): -0.45262847216171909, ('2.61-0.03', 1): -1.5793947709692691, ('1.86-0.0', 2): -0.83906664198946168, ('2.95-0.08', 2): -0.71558714886140207, ('2.23-0.04', 0): -1.0399747577515914, ('2.65-0.05', 2): -1.820974588884674, ('2.98-0.05', 2): 0.0, ('1.340.0', 2): -0.21463105515742345, ('1.06-0.0', 0): -0.042594161560535249, ('2.3-0.0', 1): -0.50985442894812982, ('2.73-0.02', 1): -1.7101687053564802, ('2.4-0.05', 2): -1.3744625976766411, ('2.87-0.04', 1): -1.4182191087146552, ('2.18-0.0', 2): -0.71705405276694734, ('2.75-0.05', 1): -1.5444664754514503, ('1.510.0', 2): -0.34642804362067398, ('2.11-0.03', 2): -0.89010796493345135, ('1.89-0.0', 1): -0.85567879286242488, ('1.37-0.01', 1): -0.29001885056016569, ('2.37-0.04', 2): -1.2986626443614848, ('2.63-0.05', 1): -1.73054785939513, ('2.68-0.0', 1): -0.67797376342199622, ('2.17-0.04', 0): -0.3156620842436843, ('2.42-0.01', 0): -1.1964598658251739, ('2.95-0.05', 2): -0.74662275409285039, ('2.87-0.07', 2): -1.5766066301021775, ('1.780.0', 0): -0.29131897850838628, ('2.7-0.03', 1): -1.8706622869337011, ('1.56-0.01', 2): -0.49919663576628404, ('2.45-0.04', 0): -1.4291889667358677, ('1.96-0.01', 0): -0.72913585485120214, ('1.35-0.01', 2): -0.13515833286059825, ('2.97-0.05', 0): -0.62076421720524866, ('2.71-0.02', 2): -2.025278611851427, ('2.36-0.01', 1): -1.297236667016497, ('1.840.01', 2): -0.2792233096268687, ('1.42-0.0', 0): -0.31643113788018185, ('2.88-0.07', 1): -1.4712350763435786, ('2.9-0.06', 2): -1.4314449114791461, ('2.61-0.04', 1): -1.7193045388192143, ('2.56-0.02', 0): -1.821938217033489, ('2.54-0.05', 2): -1.5272961275521131, ('1.950.01', 2): -0.39919328972459661, ('2.22-0.02', 0): -1.2358010060558939, ('2.57-0.0', 2): -0.54251303358897474, ('2.34-0.01', 2): -1.5422576216187716, ('2.78-0.05', 1): -1.7828314528213633, ('2.96-0.06', 2): -0.66631664429864346, ('1.480.01', 2): -0.20428768208060402, ('2.29-0.02', 2): -1.1873494777137965, ('1.820.0', 0): -0.54760277847114458, ('2.26-0.01', 0): -1.3453070870286523, ('1.98-0.0', 0): -1.0085691676555126, ('1.440.0', 1): -0.24511330480913163, ('2.01-0.02', 1): -0.81730814160494847, ('2.77-0.01', 2): -1.2351876259790564, ('2.34-0.05', 2): -0.67912128588044063, ('2.8-0.04', 2): -1.6430260582392857, ('2.9-0.07', 1): -1.2895499461755948, ('1.760.0', 1): -0.61881597914895792, ('1.120.0', 1): -0.065156925093888693, ('1.95-0.0', 2): -0.97050672874096755, ('2.66-0.06', 1): -1.5243953786797859, ('2.69-0.01', 1): -0.76055653025992909, ('1.240.0', 1): -0.16576184888600792, ('2.39-0.01', 2): -1.2767655178515573, ('2.37-0.05', 2): -1.1411984002090549, ('2.470.0', 2): -0.49386101592922715, ('2.20.0', 1): -0.26721105124373873, ('1.54-0.0', 0): -0.38480130011722252, ('2.34-0.04', 2): -1.2259674388709907, ('2.7-0.04', 0): -1.6628700683001125, ('2.48-0.0', 0): -0.48840924284634507, ('1.4-0.01', 0): -<text:soft-page-break/>0.3203584738068887, ('2.75-0.06', 2): -1.8103629291267833, ('1.62-0.0', 0): -0.49098719289226783, ('2.62-0.0', 1): -0.66308010292437936, ('1.570.01', 0): -0.22662826992466473, ('1.94-0.03', 2): -0.56362789007433811, ('2.57-0.04', 0): -1.4951107223761553, ('1.550.0', 2): -0.43943283312776871, ('2.95-0.02', 1): -0.75979713918244907, ('2.78-0.02', 1): -1.023847572615336, ('2.74-0.06', 2): -1.5405381785870291, ('2.580.0', 2): -0.52345524112792785, ('2.19-0.01', 2): -1.3739905843340043, ('2.83-0.06', 0): -1.5106093354485213, ('2.82-0.08', 1): -0.30164444634189103, ('2.81-0.03', 2): -1.6383999566623977, ('1.92-0.02', 1): -0.72828874183208769, ('2.46-0.03', 2): -1.3283296143175529,</text:p>
      <text:p text:style-name="P1"><text:s/>('2.76-0.04', 2): -1.5658960852742634, ('2.78-0.01', 1): -0.7279260144058759, ('2.34-0.02', 2): -1.3468315918070255, ('2.6-0.04', 2): -1.4753062603610578, ('2.360.0', 0): -0.57249388784802657, ('2.75-0.03', 2): -1.6383067373067293, ('2.59-0.02', 0): -1.9928102177674898, ('1.4-0.0', 0): -0.28956048180224736, ('2.79-0.04', 2): -1.5423265725071342, ('1.68-0.02', 2): -0.32096702265694865, ('1.43-0.0', 0): -0.34689780337506704, ('2.01-0.01', 2): -0.99441223720461314, ('2.77-0.06', 1): -1.8677371448087496, ('2.040.01', 0): -0.40072234947298946, ('2.64-0.03', 2): -1.678560002614643, ('2.010.01', 2): -0.41452770629118973, ('2.06-0.02', 2): -0.98227174533948247, ('1.99-0.02', 2): -1.0041885517007183, ('3.0-0.08', 2): 0.0, ('1.90.01', 2): -0.2921203928484204, ('2.46-0.02', 0): -1.6986052579949766, ('1.44-0.0', 2): -0.34523285635240863, ('1.190.0', 1): -0.076151255270024781, ('2.97-0.05', 2): -0.57529904244516961, ('1.84-0.01', 0): -0.69642947760847207, ('1.610.01', 0): -0.29867664326761367, ('1.82-0.02', 0): -0.74842840778078523, ('2.49-0.01', 0): -1.3028397758506776, ('2.61-0.02', 2): -1.8716227054929035, ('2.92-0.02', 2): -1.0537500002496192, ('1.660.0', 2): -0.40137682644887901, ('2.17-0.04', 2): -0.32942180267014531, ('1.73-0.02', 2): -0.54190614915836111, ('2.65-0.01', 1): -0.95975668669355774, ('2.330.0', 0): -0.5949108250067795, ('1.790.0', 0): -0.57272985589140735, ('1.59-0.01', 1): -0.54449310598923895, ('1.65-0.0', 1): -0.54344721487801551, ('2.16-0.0', 1): -0.7220562548230276, ('2.07-0.0', 1): -1.0925627737249881, ('2.91-0.02', 0): -1.1361262130953382, ('1.450.01', 0): -0.19123284770697938, ('1.210.0', 0): -0.12064868316294419, ('1.43-0.01', 0): -0.2896707121300155, ('1.75-0.0', 0): -0.48935232693473801, ('2.93-0.08', 2): -0.98663268470580689, ('2.62-0.01', 0): -0.89183670659519709, ('2.78-0.04', 1): -1.3056219607624866, ('2.15-0.03', 2): -1.0958885515914683, ('2.02-0.01', 1): -0.74969693763055845, ('1.9-0.0', 0): -0.56409013664168117, ('2.170.01', 1): -0.24213502913815207, ('1.47-0.0', 2): -0.36963339816140872, ('1.980.0', 1): -0.38162830679219178, ('1.89-0.02', 1): -0.688316362985955, ('1.91-0.02', 0): -0.80071484992073949, ('1.51-0.0', 2): -0.36150958249463772, ('2.00.01', 1): -0.43508611837050654, ('2.58-0.05', 0): -1.7299158814966493, ('2.57-0.01', 1): -0.70485376918035625, ('2.87-0.06', 1): -1.6060044710328452, ('1.920.01', 2): -0.39871615391088444, ('3.0-0.07', 0): 0.0, ('2.30.0', 0): -0.61125931239038445, ('1.130.0', 1): -0.073175062716916955, ('1.580.01', 1): -0.28774391598592375, ('2.71-0.03', 1): -1.9839077947274149, ('2.65-0.04', 2): -1.6955367256078571, ('2.51-0.03', 1): -1.2335882635043027, ('2.98-0.04', 2): 0.0, ('1.5-0.01', 0): -0.42809695939516818, ('2.38-0.01', 1): -1.5389339689954498, ('1.710.0', 0): -0.58765019698860244, ('1.67-0.01', 1): -0.54793804714222716, ('2.4-0.04', 2): -1.400559015704951, ('2.320.0', 0): -0.43771379686765355, ('2.9-0.06', 0): -1.1523399119016531, ('1.41-0.0', 2): -0.26499211423285152, ('2.74-0.04', 2): -1.7835163213212573, ('1.01-0.0', 1): -0.022507868193780076, ('2.68-0.04', 1): -1.6201613695180983, ('2.41-0.03', 1): -1.160384021176003, ('2.85-0.03', 0): -1.8129376717247525, ('2.86-0.05', 0): -1.616733071099145, ('2.89-0.05', 0): -1.1784074039217287, ('2.12-0.03', 0): -1.0501011441892873, ('1.860.01', 1): -0.3633789375889569, ('2.82-0.02', 0): -1.1969830771901611, ('1.57-0.01', 1): -0.47606410063878768, ('2.27-0.0', 0): -0.58959613091475238, ('2.28-0.0', 1): -0.7260563286816788, ('1.27-0.0', 1): -0.18917113867061403, ('2.84-0.01', 2): -<text:soft-page-break/>0.77435889657788493, ('2.94-0.06', 1): -0.87358220346522097, ('1.180.0', 0): -0.12797865534658467, ('2.81-0.03', 1): -1.603282239929122, ('2.91-0.03', 2): -1.4190667479789301, ('2.67-0.06', 2): -1.709195776035209, ('2.63-0.06', 1): -1.4115475658599053, ('1.020.0', 1): -0.042335045111473742, ('2.47-0.05', 0): -1.5195472271356512, ('2.54-0.05', 0): -1.5153169897425167, ('1.480.0', 0): -0.32942795081734244, ('2.050.0', 2): -0.32342922327885748, ('2.9-0.07', 2): -1.4025770123174657, ('1.070.0', 1): -0.05925134624110627, ('2.54-0.04', 2): -1.4772150238083301, ('2.53-0.02', 0): -1.8652447401744268, ('2.13-0.01', 2): -1.2244640125414754, ('1.29-0.0', 1): -0.1786468750979871, ('1.91-0.0', 0): -0.87603937306885726, ('1.83-0.02', 2): -0.7998117915554448, ('2.75-0.07', 1): -1.1500471778569925, ('2.59-0.06', 1): -1.4499875663922259, ('2.51-0.0', 1): -0.73889375446368588, ('1.250.0', 0): -0.11426688920837649, ('2.2-0.03', 2): -0.95505286847699433, ('2.020.01', 2): -0.3911706168862476, ('2.44-0.04', 0): -1.2698630100903663, ('2.88-0.08', 0): -1.4105914726305, ('2.010.0', 0): -0.44387425494118854, ('1.64-0.01', 2): -0.51620490738274516, ('2.110.0', 2): -0.34661536750906041, ('2.63-0.03', 1): -1.3387887103683467, ('1.45-0.01', 1): -0.35705562471137192, ('2.87-0.04', 0): -1.3848057335867596, ('2.66-0.01', 1): -0.48653243360254705, ('1.460.0', 0): -0.35778466929172992, ('1.95-0.03', 1): -0.74772450955438963, ('1.93-0.02', 1): -0.86728891764001026, ('2.33-0.0', 0): -0.55465594328097334, ('2.18-0.03', 2): -1.1127452803084583, ('1.96-0.03', 0): -0.37006822392284833, ('2.68-0.03', 1): -1.9601555700401272, ('1.930.0', 0): -0.26373249758314238, ('2.36-0.03', 1): -1.3593072694923525, ('2.18-0.04', 1): -0.64719700298504723, ('2.88-0.01', 1): -0.99246542018664963, ('2.04-0.0', 2): -1.0831797013201374, ('1.620.01', 0): -0.16272657946215796, ('1.92-0.03', 2): -0.39641789749691558, ('2.61-0.06', 1): -1.6519836772544834, ('1.46-0.01', 2): -0.37168888466087135, ('2.190.0', 0): -0.65382797984781182, ('2.22-0.04', 0): -1.151374648689411, ('2.23-0.03', 2): -1.2755300546037771, ('2.49-0.0', 1): -0.80541351643997361, ('1.52-0.01', 2): -0.39455447720423997, ('1.39-0.01', 0): -0.296721434312399, ('1.31-0.01', 2): -0.20616202135496151, ('2.86-0.08', 0): -0.9730933274843363, ('2.89-0.03', 0): -1.6097495721098152, ('2.26-0.03', 0): -1.2895240635554361, ('1.96-0.0', 2): -0.55175126679704456, ('1.340.01', 1): -0.098944974323577142, ('1.930.01', 0): -0.29684782241877578, ('1.1-0.0', 0): -0.07870935329929396, ('2.71-0.01', 0): -1.0958631199175128, ('2.93-0.01', 2): -0.50342239990221571, ('2.24-0.0', 2): -0.51712282621486194, ('2.72-0.01', 0): -0.75462700117734915, ('3.0-0.09', 1): 0.0, ('1.61-0.01', 0): -0.45011563482795725, ('1.72-0.0', 2): -0.47482324645600393, ('2.21-0.01', 0): -1.208131162756312, ('2.69-0.03', 1): -1.5728735599281263, ('2.03-0.0', 1): -0.90162493203268312, ('2.070.01', 0): -0.40626846405300598, ('2.48-0.02', 1): -1.3416626479427709, ('1.790.01', 0): -0.40065308884946571, ('2.58-0.01', 1): -1.1679734912323427, ('1.72-0.02', 2): -0.40927305783450291, ('2.87-0.02', 0): -0.88309611185249537, ('1.730.01', 0): -0.3721612580476682, ('2.240.0', 0): -0.63124939040664629, ('2.33-0.05', 2): -0.27329527429714234, ('2.7-0.06', 0): -1.5975596102241485, ('2.18-0.04', 0): -0.67154604359317382, ('2.53-0.0', 2): -0.7850237052089486, ('2.62-0.04', 1): -1.730856630142531, ('1.270.01', 1): -0.068015564376836535, ('1.78-0.02', 1): -0.61257530972666729, ('2.79-0.05', 2): -1.8340641697738918, ('2.120.01', 2): -0.3832122843033311, ('2.57-0.06', 0): -0.77635603773198414, ('2.52-0.06', 0): -0.75073131810821625, ('2.38-0.05', 2): -0.69493891581418965, ('2.99-0.01', 2): 0.0, ('2.87-0.08', 2): -0.70212508265640639, ('2.8-0.01', 2): -1.2544563168629175, ('2.06-0.03', 2): -0.98266093837112001, ('2.530.0', 1): -0.53834413612099297, ('2.08-0.02', 1): -0.98491000530998074, ('1.88-0.0', 1): -0.844226072921757, ('1.71-0.01', 0): -0.46639549314271755, ('1.98-0.03', 0): -0.77612246560308584, ('1.93-0.01', 2): -0.72045889514763073, ('1.71-0.0', 2): -0.57414208095976471, ('2.160.0', 1): -0.65349853917163536, ('2.88-0.02', 2): -1.04288167687029, <text:soft-page-break/>('2.240.01', 0): -0.41853862932125491, ('2.5-0.0', 0): -0.77216036880451289, ('2.32-0.01', 0): -1.4514418982028889, ('2.88-0.06', 2): -1.5826396328468395, ('2.66-0.03', 1): -1.4510681380030124, ('2.69-0.04', 1): -1.4661182247046851, ('1.520.0', 0): -0.40184070786759046, ('2.77-0.04', 1): -1.7585277818305109, ('2.12-0.0', 0): -0.71473506548144483, ('2.19-0.0', 2): -0.58786525990827698, ('2.1-0.02', 2): -0.93970978272552008, ('1.520.01', 0): -0.23682902330946787, ('2.73-0.04', 2): -1.5744105452667172, ('1.35-0.0', 0): -0.24792290542335196, ('2.09-0.0', 2): -0.80581777104926378, ('2.74-0.03', 2): -2.0979257883688454, ('2.68-0.05', 2): -1.5242017983084934, ('2.07-0.03', 2): -0.90271515578558592, ('2.220.0', 0): -0.68328515016725144, ('2.33-0.02', 1): -1.1283141884761398, ('2.10.0', 1): -0.59197054874580957, ('2.060.01', 2): -0.42812366961615805, ('1.36-0.01', 2): -0.25479044403212381, ('2.040.0', 0): -0.50364537690937972, ('2.95-0.07', 1): -0.59716480127290883, ('2.180.0', 1): -0.53588730876741475, ('1.8-0.0', 2): -0.76371525389535522, ('2.20.01', 0): -0.26963578857469828, ('1.54-0.01', 0): -0.44043358618899059, ('2.03-0.01', 2): -0.98584494092990793, ('1.40.0', 0): -0.27494865762826315, ('2.72-0.07', 0): -0.73745232211315614, ('2.88-0.05', 0): -1.4254186260432398, ('1.960.01', 2): -0.31322491330981073, ('3.07-0.08', 2): -0.0037374909493109467, ('2.5-0.03', 2): -1.5060389085418409, ('2.99-0.06', 1): 0.0, ('2.73-0.01', 2): -1.0379085747552783, ('1.26-0.0', 0): -0.13752523343319653, ('2.070.0', 1): -0.53821257327881156, ('1.80.0', 1): -0.55677024709008915, ('1.370.0', 0): -0.21198052943739246, ('2.77-0.03', 1): -2.0318100055075008, ('2.19-0.04', 1): -1.0758304936547016, ('1.850.0', 1): -0.53076763560286588, ('1.77-0.01', 2): -0.67325917067178809, ('2.55-0.06', 2): -1.2909095651665619, ('1.530.01', 0): -0.064140757548852761, ('1.970.01', 0): -0.42366208088150442, ('3.0-0.05', 0): 0.0, ('2.18-0.02', 1): -1.060038246250701, ('2.6-0.01', 1): -0.57883004780894642, ('2.71-0.05', 1): -1.851045307242984, ('2.36-0.02', 2): -1.2087843895356301, ('2.51-0.01', 1): -0.80681503431655899, ('2.120.0', 1): -0.54606253792882398, ('2.69-0.07', 2): -0.45305345819946735, ('1.810.01',</text:p>
      <text:p text:style-name="P1"><text:s/>2): -0.28413418618337921, ('2.49-0.02', 1): -1.7021352063169681, ('2.83-0.02', 0): -1.3569479173801331, ('1.81-0.01', 1): -0.68411823851665587, ('2.13-0.0', 2): -0.87589489121915065, ('2.3-0.04', 1): -1.193199711047406, ('2.43-0.01', 0): -1.5381381005112942, ('2.41-0.05', 0): -1.2022436825311222, ('2.390.0', 1): -0.65142197001117585, ('1.30.01', 0): -0.090285578248558845, ('2.7-0.02', 1): -1.853822012674806, ('1.580.01', 0): -0.27864594067654286, ('1.670.0', 2): -0.56056562715866831, ('2.51-0.04', 1): -1.5236659633827705, ('2.490.0', 1): -0.42949452267615862, ('2.00.0', 0): -0.5568716484820545, ('2.41-0.01', 1): -1.5339942908095585, ('2.2-0.02', 2): -0.90028961327271051, ('1.97-0.02', 1): -0.85723672576593546, ('2.86-0.03', 0): -1.9590964557247366, ('2.35-0.03', 0): -1.3477661997032526, ('2.12-0.01', 0): -1.1483872875796779, ('2.88-0.08', 1): -1.2670029570183063, ('2.180.01', 1): -0.36663427917460789, ('1.84-0.0', 2): -0.54531699681574286, ('2.95-0.04', 2): -0.83254767584944678, ('2.520.0', 1): -0.41597654687267305, ('1.84-0.0', 0): -0.54248225236193037, ('1.62-0.01', 2): -0.39547889549382303, ('2.4-0.0', 1): -0.92103042233020183, ('1.85-0.0', 1): -0.80915322777189769, ('2.19-0.03', 1): -1.1573205146829997, ('2.69-0.02', 2): -1.3785954228010548, ('1.88-0.0', 2): -0.83272089149804274, ('1.610.0', 2): -0.51118754849966208, ('2.48-0.03', 2): -1.3330527830296468, ('2.16-0.03', 0): -1.0589637958109126, ('1.950.0', 0): -0.34933755799242017, ('2.95-0.02', 0): -0.58600969125205538, ('2.32-0.05', 1): -0.36925162399283173, ('2.53-0.04', 0): -1.5955465452356443, ('2.23-0.02', 2): -1.1557092163414791, ('2.6-0.06', 1): -1.1817170633931973, ('2.75-0.01', 1): -0.84178670801997568, ('1.31-0.0', 1): -0.22323669910363556, ('1.46-0.0', 1): -0.35925856856112648, ('2.29-0.03', 2): -1.0280038946235728, ('1.30.01', 1): -0.093283898327641002, ('2.6-0.0', 2): -0.80423084368705855, ('2.38-0.04', 1): -<text:soft-page-break/>1.5485376873780523, ('2.33-0.04', 0): -1.219098452288655, ('1.740.0', 0): -0.61233471569724829, ('1.760.01', 1): -0.39099423542382022, ('2.63-0.01', 1): -0.61599876415884236, ('2.96-0.05', 0): -0.66469977599500418, ('2.84-0.04', 2): -1.7335520296321896, ('2.08-0.03', 2): -1.0064239065265073, ('2.26-0.0', 0): -0.36192189817479492, ('1.820.01', 0): -0.4122051130817988, ('2.91-0.06', 2): -1.1859920345287811, ('2.68-0.01', 1): -1.0405888153676472, ('1.79-0.0', 0): -0.73694795537058011, ('2.71-0.06', 2): -1.8731313828387921, ('2.1-0.0', 2): -0.95354757774679189, ('2.88-0.03', 1): -1.6573822405636578, ('2.9-0.02', 2): -0.48500536869067112, ('1.16-0.0', 1): -0.10151376253076495, ('2.49-0.03', 1): -1.4734578359500958, ('1.360.0', 1): -0.24909504069742086, ('2.99-0.08', 0): 0.0, ('2.410.0', 2): -0.46581151838510543, ('2.15-0.01', 0): -1.1824735704401443, ('2.91-0.08', 0): -1.1690887648647179, ('1.85-0.02', 0): -0.72379325347660795, ('1.260.0', 1): -0.022215503200167477, ('2.190.01', 0): -0.41153541522157827, ('1.720.0', 1): -0.38151116612411473, ('1.35-0.01', 0): -0.14312249869843355, ('2.33-0.05', 0): -0.28506358331227261, ('2.77-0.05', 2): -1.833149306425446, ('1.97-0.01', 2): -0.85491708925981547, ('2.74-0.07', 2): -1.4989143653214239, ('2.350.0', 1): -0.49048440199335025, ('2.69-0.06', 1): -1.6755376742765231, ('2.73-0.05', 1): -1.7589918320024576, ('2.83-0.08', 0): -0.81974152421904245, ('2.02-0.03', 0): -0.79724276656322068, ('1.990.0', 2): -0.29674161288687051, ('2.420.0', 2): -0.66117795893738296, ('2.07-0.02', 1): -0.89677048416104033, ('1.470.01', 0): -0.050512218684005052, ('2.21-0.03', 0): -1.1504701323973727, ('1.32-0.01', 2): -0.084978381851295359, ('2.71-0.06', 1): -1.5387021289382454, ('2.48-0.04', 1): -1.4872826248985165, ('2.75-0.03', 0): -1.6732036367896432, ('2.37-0.01', 2): -1.5509472647184444, ('2.14-0.01', 1): -1.0337248376936343, ('2.3-0.02', 0): -1.1362731273039308, ('2.58-0.03', 1): -1.5453115525515106, ('1.63-0.01', 0): -0.52545294540419774, ('2.37-0.0', 2): -0.83607705571282309, ('2.94-0.01', 0): -0.83064205865743035, ('2.230.01', 1): -0.2718395078054337, ('1.39-0.0', 0): -0.29643972185380235, ('2.31-0.02', 1): -1.2818225245575141, ('2.6-0.05', 2): -1.5267677622807814, ('1.810.0', 0): -0.30850529571979779, ('2.62-0.06', 1): -1.6044344846770142, ('2.75-0.02', 2): -1.3037241922162675, ('2.51-0.05', 0): -1.4613896596183225, ('2.39-0.0', 2): -0.54262223892861405, ('1.310.0', 2): -0.19145809502168476, ('1.76-0.02', 0): -0.6885588861399442, ('2.52-0.04', 0): -1.5603211355485236, ('2.130.01', 0): -0.41198840361756511, ('2.28-0.02', 2): -1.1457797555721703, ('2.1-0.03', 2): -1.0812599915140604, ('1.490.0', 1): -0.35093206030816948, ('2.34-0.02', 0): -1.3366656569307653, ('1.42-0.01', 1): -0.32981403357417355, ('2.58-0.0', 0): -0.68082517004501875, ('2.78-0.06', 1): -1.8293405744442595, ('1.99-0.03', 2): -0.59639125840261131, ('1.98-0.01', 0): -0.86894576301106075, ('2.41-0.0', 2): -0.51167498996252936, ('2.74-0.02', 2): -2.0396982089203322, ('2.26-0.04', 2): -1.2274926637633869, ('1.430.01', 2): -0.16954906370843706, ('1.780.01', 1): -0.27672945418748157, ('2.43-0.0', 1): -0.78771722759984775, ('1.16-0.0', 2): -0.12489489704695367, ('2.89-0.07', 1): -1.220682819635454, ('1.34-0.01', 1): -0.2711072691774889, ('2.42-0.05', 0): -0.95905713508988288, ('2.32-0.03', 0): -1.3243969064433356, ('2.61-0.03', 2): -1.6120705837126801, ('1.980.01', 2): -0.40853695272963447, ('1.40.01', 2): -0.14955859207426722, ('2.370.0', 1): -0.58224489306708271, ('1.740.01', 2): -0.23678484528324401, ('2.66-0.05', 1): -1.6902776604751257, ('2.72-0.03', 2): -1.6251065775190536, ('1.340.0', 1): -0.21640515457975382, ('1.06-0.0', 1): -0.052293023105789212, ('1.45-0.0', 2): -0.34219028614237446, ('2.39-0.04', 0): -1.411727550137879, ('2.3-0.0', 0): -0.5876980485995198, ('2.7-0.03', 2): -1.8763938645511167, ('1.91-0.01', 2): -0.75482783451666413, ('2.75-0.05', 0): -1.782136944417229, ('1.010.0', 2): -0.03542600363248475, ('1.98-0.0', 1): -1.0159474196670644, ('1.89-0.0', 0): -0.88125131698567216, ('2.44-0.0', 1): -0.59412182592802221, ('2.97-0.09', 2): 0.0, ('1.890.0', 2): -0.40949541257682814, ('2.63-0.05', 2): -1.7337249729359248, ('2.49-0.05', 0): -1.5189129586100998, ('2.68-0.0', 0): -0.66026726926326984, ('1.25-0.0', 2): -<text:soft-page-break/>0.16168221078531525, ('2.95-0.05', 1): -0.53686200372611959, ('1.490.0', 0): -0.38285749832920635, ('1.690.0', 1): -0.40284526791621711, ('2.31-0.0', 2): -0.65997139436075225, ('1.48-0.01', 0): -0.38787885929142502, ('2.57-0.02', 2): -1.4623853843904593, ('1.42-0.0', 1): -0.31421445133934101, ('1.7-0.0', 2): -0.61192077638761311, ('2.88-0.07', 0): -1.4897329182916725, ('1.92-0.01', 1): -0.83830013842303541, ('2.61-0.04', 0): -1.5701109324307743, ('1.66-0.01', 0): -0.54036289962815109, ('2.99-0.04', 1): 0.0, ('1.230.0', 0): -0.030989665078340434, ('2.39-0.02', 0): -1.2540261600997029, ('2.22-0.02', 1): -0.99639208292338088, ('2.57-0.0', 1): -0.6125519615713394, ('2.160.01', 0): -0.43651806418936134, ('1.89-0.01', 0): -0.81225112565219248, ('2.59-0.05', 2): -1.8711975281929454, ('2.78-0.05', 2): -1.8431995929185343, ('1.97-0.0', 0): -0.9092666893131931, ('2.29-0.02', 1): -1.1117675405846981, ('2.59-0.0', 1): -0.74565284124729359, ('1.820.0', 1): -0.54482019149471539, ('1.84-0.0', 1): -0.54831814808406154, ('2.01-0.02', 0): -0.86092711504331698, ('1.95-0.02', 2): -0.76671530149398537, ('2.64-0.06', 0): -1.6569574647332828, ('2.67-0.0', 0): -0.53411997530108046, ('2.22-0.03', 0): -1.1895901569560543, ('2.58-0.02', 1): -1.8038404073669012, ('1.760.0', 0): -0.61212575615265163, ('2.64-0.0', 2): -0.50641426602126183, ('1.120.0', 0): -0.087457148818576511, ('1.02-0.0', 2): -0.03976656108941698, ('2.66-0.06', 2): -1.5226993742080146, ('1.3-0.0', 2): -0.218338032416382, ('1.240.0', 2): -0.15858085960473189, ('2.37-0.05', 1): -1.1579266861184943, ('2.98-0.06', 0): 0.0, ('2.43-0.03', 0): -1.4501785060382468, ('2.34-0.04', 1): -1.3894006379606203, ('2.7-0.04', 1): -1.5551087795582581, ('1.97-0.03', 2): -0.79764733279406375, ('1.740.0', 1): -0.60555205541534374, ('1.590.0', 0): -0.43877500173080963, ('1.62-0.0', 1): -0.49071649726935224, ('2.62-0.0', 0): -0.73912845006657169, ('2.55-0.0', 0): -0.79473599047189991, ('1.960.0', 2): -0.29376363426929569, ('2.85-0.07', 0): -1.5631544089227336, ('2.57-0.04', 1): -1.6496829298985629, ('2.040.01', 1): -0.40934233845696555, ('2.99-0.03', 1): 0.0, ('2.82-0.06', 0): -1.787932666243595, ('2.05-0.0', 0): -0.63703243162442358, ('2.84-0.05', 2): -1.3909860591816463, ('2.78-0.02', 0): -1.0412542515592973, ('2.91-0.07', 2): -1.2819936827040965, ('1.87-0.02', 0): -0.79054937345442455, ('1.790.01', 1): -0.40123325097039697, ('1.47-0.01', 2): -0.40735680787416306, ('2.19-0.01', 1): -1.283595892719855, ('1.89-0.01', 1): -0.67924222346860064, ('2.9-0.03', 2): -1.4090524127914168, ('1.280.01', 2): -0.026923538027575425, ('2.58-0.02', 2): -1.8331710772462917, ('1.92-0.02', 2): -0.77713461620421742, ('3.0-0.02', 2): 0.0, ('2.31-0.03', 2): -1.2855596907638853, ('2.6-0.04', 1): -1.6113155699179771, ('2.66-0.01', 0): -0.74807370696051922, ('2.75-0.03', 1): -1.669074245724387, ('2.59-0.02', 1): -2.0047628643612971, ('2.98-0.09', 0): 0.0, ('1.68-0.02', 1): -0.31525390119381635, ('1.43-0.01', 1): -0.33975929938306304, ('2.38-0.02', 1): -1.4213687904357346, ('1.82-0.01', 1): -0.69692181849895085, ('2.4-0.01', 0): -1.5476853334593679, ('1.86-0.01', 0): -0.63071532764036697, ('2.310.01', 1): -0.44819405374006194, ('1.99-0.02', 1): -0.92723300556130339, ('1.990.0', 1): -0.30574865260582235, ('2.46-0.02', 1): -1.6669351935888523, ('1.94-0.0', 1): -0.88512568863427155, ('2.0-0.01', 2): -0.92270853340222403, ('1.270.0', 2): -0.19053804404290808, ('1.190.0', 2): -0.10406069761675675, ('2.31-0.04', 0): -1.1646101361218852, ('1.84-0.01', 1): -0.65866863812842524, ('1.880.01', 0): -0.42852349981354054, ('2.49-0.01', 1): -1.3299823904030614, ('2.61-0.02', 1): -1.8523381816559745, ('1.540.01', 2): -0.22295697923561031, ('1.73-0.02', 1): -0.6463738005106584,</text:p>
      <text:p text:style-name="P1"><text:s/>('1.69-0.0', 2): -0.48068648393199076, ('2.30.0', 1): -0.60783303072919126, ('2.67-0.03', 0): -1.7786757271957887, ('1.790.0', 1): -0.57002948996984004, ('2.04-0.02', 0): -0.97686143295158667, ('1.65-0.0', 0): -0.52390432226775985, ('2.16-0.0', 2): -0.74851293610103464, ('1.75-0.0', 1): -0.49045966395813645, ('2.56-0.06', 2): -0.9733045463529354, ('2.28-0.03', 2): -1.2421396934914775, ('2.73-0.03', 1): -1.9290341042202537, ('2.13-0.04', 0): -0.38561525465301366, ('1.77-0.0', 2): -<text:soft-page-break/>0.63140531620709928, ('1.83-0.0', 1): -0.76914279327649382, ('1.040.0', 1): -0.044031487077701117, ('2.02-0.01', 0): -0.7522304119596982, ('2.34-0.0', 1): -0.68916949357633317, ('2.170.01', 0): -0.27236518477717581, ('2.33-0.01', 2): -1.2958165830914723, ('1.980.0', 0): -0.38159475609233068, ('1.89-0.02', 2): -0.8088719911986515, ('2.14-0.03', 1): -0.91206615258653767, ('1.390.0', 1): -0.23791341488339804, ('2.58-0.05', 1): -1.7452789282377117, ('2.42-0.02', 2): -1.361259498627065, ('2.87-0.06', 0): -1.3799795558381232, ('2.94-0.03', 0): -1.0355954602572792, ('2.71-0.03', 0): -2.0506598742616018, ('2.72-0.03', 0): -1.6048258304786278, ('2.51-0.03', 0): -1.2561548984553805, ('2.68-0.07', 1): -0.45492694955549878, ('1.5-0.01', 1): -0.30741635358010538, ('1.33-0.0', 2): -0.23608350071156492, ('2.52-0.02', 1): -1.7881642301885667, ('2.38-0.01', 2): -1.4771010370872202, ('1.710.0', 1): -0.57364767991721632, ('2.160.01', 2): -0.44310153433416144, ('2.99-0.05', 2): 0.0, ('2.22-0.03', 2): -1.1892769325456771, ('1.44-0.01', 0): -0.35526595748881606, ('2.320.0', 1): -0.40832947829999328, ('2.58-0.03', 0): -1.5106923973217874, ('1.41-0.0', 1): -0.32008926976730756, ('2.96-0.01', 0): -1.1328510239652847, ('2.220.01', 0): -0.43336833605084479, ('2.68-0.04', 2): -1.4818120796212575, ('2.85-0.03', 1): -1.8366803158037763, ('2.89-0.05', 1): -1.4445909063891289, ('1.220.0', 0): -0.094248066348307957, ('2.12-0.03', 1): -0.9781691243654147, ('2.09-0.03', 2): -1.0214101528751711, ('1.330.01', 2): -0.12521259913360294, ('1.860.01', 2): -0.34518265692335059, ('2.82-0.02', 1): -1.2022109997018093, ('2.24-0.02', 2): -1.1073865526141526, ('2.93-0.04', 0): -1.15339176815956, ('2.28-0.0', 0): -0.68664573848697974, ('1.27-0.0', 0): -0.1752507135305893, ('1.95-0.03', 0): -0.74493252109650476, ('2.68-0.07', 0): -0.50633036406959864, ('1.020.0', 2): -0.048892983007032577, ('2.47-0.05', 1): -1.2643419964338696, ('1.970.0', 0): -0.46815822036108223, ('1.480.0', 1): -0.32423502323628206, ('2.48-0.01', 1): -0.93391746062393199, ('2.69-0.06', 0): -1.5871601909962918, ('2.81-0.07', 0): -1.6281030289411955, ('1.070.0', 0): -0.035192055223259668, ('2.81-0.02', 2): -1.0208321983830897, ('1.350.0', 2): -0.10075798633011988, ('2.53-0.02', 1): -1.7460728645197359, ('2.83-0.01', 2): -1.2700070744074621, ('1.91-0.0', 1): -0.87782420776433723, ('1.18-0.0', 0): -0.11082096038645597, ('2.75-0.07', 0): -1.1486313988218142, ('2.51-0.0', 0): -0.51291010062615328, ('2.46-0.04', 0): -1.4096605258258608, ('1.510.01', 2): -0.21141167334373848, ('1.260.0', 2): -0.026685312043065467, ('2.44-0.04', 1): -1.6180804803745481, ('2.52-0.03', 2): -1.4177884651366046, ('2.010.0', 1): -0.4759120780243713, ('2.71-0.01', 1): -1.0666965098678891, ('1.45-0.01', 0): -0.35934225105599971, ('1.390.01', 0): -0.16280613230122426, ('2.95-0.03', 1): -0.95039697060316863, ('1.460.0', 1): -0.34326138526026978, ('2.51-0.05', 1): -1.4095503613985734, ('1.93-0.02', 0): -0.72114957529296531, ('1.69-0.02', 1): -0.31757014055059524, ('2.68-0.03', 0): -1.8988697970883708, ('2.36-0.03', 2): -1.2889369965636002, ('2.83-0.05', 2): -1.6167180025232843, ('2.77-0.01', 1): -1.1957436596380064, ('2.88-0.01', 0): -1.1271307204022729, ('2.04-0.0', 1): -1.0770007778170947, ('1.620.01', 1): -0.1647000753524947, ('1.92-0.03', 1): -0.40696509989505414, ('2.61-0.06', 0): -1.6472677258548767, ('2.280.0', 1): -0.73270544427628159, ('1.9-0.01', 1): -0.74900660246198103, ('1.56-0.0', 1): -0.3887990761251271, ('2.22-0.04', 1): -1.0324994750785046, ('1.50.0', 2): -0.33360115867160867, ('2.25-0.01', 0): -1.4067061650688513, ('1.39-0.01', 1): -0.29767569988814385, ('2.230.0', 0): -0.26921640819926723, ('2.29-0.04', 1): -1.071180862158011, ('1.870.01', 2): -0.27853651665502105, ('1.570.0', 2): -0.38470889515431339, ('1.96-0.0', 1): -0.55601906452585415, ('2.77-0.07', 1): -1.523541276211503, ('1.340.01', 0): -0.10030141671802098, ('2.64-0.04', 0): -1.6298640923479504, ('1.930.01', 1): -0.26200556061896996, ('2.96-0.03', 0): -0.70291460915507342, ('1.1-0.0', 1): -0.061572182440130262, ('1.70.0', 0): -0.58705933922327325, ('2.08-0.0', 2): -0.5916338443855661, ('2.29-0.0', 0): -0.35222448958473851, ('2.83-0.04', 1): -<text:soft-page-break/>1.5301430835010936, ('3.0-0.09', 0): 0, ('2.79-0.01', 2): -0.99625758645541229, ('1.83-0.02', 1): -0.62419634752683839, ('1.74-0.02', 2): -0.65323986214674656, ('2.21-0.01', 1): -1.2442312229876806, ('1.28-0.01', 2): -0.091304380328537049, ('2.69-0.03', 2): -1.605249832393369, ('1.7-0.01', 2): -0.57232920627352579, ('1.090.0', 2): -0.065882422150434508, ('2.48-0.02', 2): -1.4001683161260885, ('1.03-0.0', 2): -0.046033982274348004, ('2.37-0.03', 1): -1.391764082714644, ('2.77-0.0', 0): -0.79695541063607134, ('2.92-0.05', 0): -1.1320511865054306, ('2.43-0.05', 0): -1.4374236152999169, ('2.54-0.01', 2): -0.85876930714582778, ('1.730.01', 1): -0.37284613515236409, ('3.0-0.03', 2): 0.0, ('2.7-0.06', 1): -1.8027569938946222, ('1.55-0.0', 2): -0.44017603491881951, ('2.5-0.01', 0): -1.2574857864575377, ('1.270.01', 0): -0.065378939847465303, ('1.78-0.02', 2): -0.60767507800268772, ('2.46-0.04', 2): -1.5640920117001049, ('2.41-0.05', 1): -1.2186345509394167, ('2.85-0.05', 0): -1.5463134587493654, ('2.57-0.06', 1): -0.78461733441394754, ('2.45-0.05', 2): -1.1977838204107389, ('2.82-0.04', 0): -1.5125265564918879, ('2.330.0', 2): -0.60377941865859763, ('1.07-0.0', 1): -0.06143937704573444, ('2.530.0', 0): -0.52033930243886595, ('2.08-0.02', 2): -0.80104932241737625, ('2.27-0.03', 2): -1.1827081230830212, ('1.71-0.01', 1): -0.66823781180596176, ('1.75-0.02', 0): -0.52072344857316555, ('2.270.0', 2): -0.6215245020255038, ('2.010.01', 1): -0.41561328541879278, ('2.47-0.03', 0): -1.5199593177893638, ('2.380.0', 0): -0.44016578300668668, ('1.37-0.0', 2): -0.25332045825321975, ('2.14-0.02', 2): -1.0814552186517443, ('2.32-0.01', 1): -1.4320331134914721, ('2.040.0', 1): -0.51230643627654116, ('1.81-0.02', 2): -0.66549875412856607, ('1.12-0.0', 2): -0.082660680274919462, ('2.6-0.02', 1): -1.4633351458093187, ('2.66-0.03', 0): -1.4585418515256365, ('2.65-0.03', 0): -1.795237505849411, ('2.69-0.04', 0): -1.4426858483488552, ('2.44-0.02', 0): -1.6319317073114561, ('2.77-0.04', 2): -1.5086404099560717, ('2.140.0', 0): -0.36091297486387941, ('2.4-0.03', 0): -1.3217965880506877, ('1.80.0', 2): -0.54997033615645574, ('2.84-0.08', 2): -0.57793444293788498, ('1.35-0.0', 1): -0.24071614394265936, ('2.120.01', 1): -0.46319791506297592, ('2.68-0.05', 1): -1.7884702688896907, ('1.720.01', 0): -0.26022992971013775, ('2.41-0.02', 1): -1.5534052229351203, ('2.86-0.06', 2): -1.5859259680014328, ('2.89-0.04', 2): -1.4910370909709265, ('1.680.0', 1): -0.55726108719719603, ('2.060.01', 1): -0.40351395622241315, ('1.36-0.01', 1): -0.26383077685699452, ('2.42-0.03', 2): -1.3402754404241888, ('2.95-0.07', 0): -0.77753777847451011, ('2.97-0.08', 1): -0.56112257939043009, ('1.8-0.0', 1): -0.72153058710431583, ('2.67-0.01', 0): -1.0306549566382028, ('2.05-0.03', 2): -0.91613117118822573, ('2.510.0', 0): -0.64183224829600116, ('1.74-0.01', 2): -0.66127735127105314, ('1.53-0.01', 0): -0.32415871635302362, ('2.280.01', 2): -0.3593583533632016, ('2.9-0.08', 0): -1.1178707984414746, ('1.370.01', 2): -0.12414672911909239, ('1.680.01', 0): -0.19565444222641346, ('2.53-0.03', 2): -1.5320015805283391, ('2.73-0.01', 1): -1.0231862051661174, ('2.92-0.07', 0): -1.2650888613084947, ('1.26-0.0', 1): -0.13514464313179947, ('2.070.0', 2): -0.53705897631530397, ('1.82-0.0', 2): -0.76775940726870173, ('1.65-0.01', 2): -0.42416840999738026, ('2.11-0.02', 0): -0.82980833285481925, ('1.370.0', 1): -0.25760732459119146, ('1.630.01', 1): -0.23703318914840824, ('2.77-0.03', 0): -2.136812454628163, ('2.19-0.04', 2): -1.0500138142927735, ('1.850.0', 0): -0.54057078874701792, ('2.09-0.02', 2): -1.0287615534440333, ('2.63-0.02', 1): -1.4616145859129293, ('1.780.01', 0): -0.28433334898982732, ('2.24-0.03', 2): -1.1440307391986375, ('1.52-0.0', 1): -0.36339322203969138, ('1.970.01', 1): -0.43109174530962452, ('2.94-0.05', 0): -0.95387918922435255, ('2.18-0.02', 0): -1.1124567419826661, ('2.6-0.01', 2): -0.57952371586643159, ('2.71-0.05', 0): -1.5393664562190297, ('2.72-0.05', 0): -1.9069198293630425, ('2.51-0.01', 0): -0.84289082772403878, ('2.40.0', 0): -0.55332170240012335, ('1.2-0.0', 0): -0.062345349285266929, ('1.49-0.01', 2): -<text:soft-page-break/>0.34328954473388995, ('1.81-0.01', 0): -0.66851900646765006, ('2.13-0.0', 1): -0.89333116589196437, ('1.8-0.02', 0): -0.74914457009263591, ('2.43-0.01', 1): -1.5509031573604586, ('2.390.0', 0): -0.52500131483385948, ('2.7-0.02', 2): -1.8568111798133895, ('2.57-0.03', 0): -1.2231645578007975, ('2.96-0.07', 0): -0.5900044356710632, ('1.960.01', 1): -0.26711925602155806, ('1.370.01', 1): -0.12407562796168824, ('2.56-0.04', 2): -1.5512731541431259, ('1.97-0.02', 0): -0.8296076553041235, ('2.52-0.02', 2): -1.7790296151242619, ('2.12-0.01', 1): -1.1270737391144208, ('1.760.01', 2): -0.39096831436464224, ('2.8-0.05', 0): -1.6341681747162615, ('2.93-0.06', 0): -0.90470845999597316, ('2.180.01', 2): -0.36246256109120562, ('2.250.01', 0): -0.44302312164126062, ('1.48-0.0', 0): -0.35674250696109483, ('1.490.01', 1): -0.21449827316205239, ('1.85-0.0', 0): -0.82136934079803747, ('2.19-0.03', 0): -1.2036389167972295, ('2.69-0.02', 1): -1.3796609394752448, ('2.83-0.04', 2): -1.6005122923496118, ('2.48-0.03', 1): -1.3208675834844634, ('2.16-0.03', 1): -1.1663791277956874, ('2.47-0.0', 2): -0.76284528115717665,</text:p>
      <text:p text:style-name="P1"><text:s/>('1.950.0', 1): -0.35268820160012454, ('2.81-0.05', 0): -1.4918358963752074, ('2.35-0.04', 2): -1.1701550022755183, ('2.53-0.04', 1): -1.6147230873053062, ('2.15-0.01', 1): -1.1899834661294586, ('2.7-0.07', 2): -1.2487764889341966, ('2.31-0.01', 1): -1.5214567019823513, ('2.6-0.06', 0): -1.1771082201417342, ('2.7-0.01', 2): -1.0242756614354409, ('2.62-0.05', 1): -1.4604238481099761, ('2.75-0.01', 0): -0.86073194218184101, ('2.59-0.04', 2): -1.5774724824671917, ('1.770.0', 0): -0.61962620992478179, ('2.41-0.04', 2): -1.5702805896513901, ('1.94-0.02', 0): -0.85079497228699619, ('2.310.0', 2): -0.72028974837556214, ('2.38-0.04', 0): -1.4575055185294965, ('2.33-0.04', 1): -1.269184441607464, ('2.69-0.06', 2): -1.6650433718945874, ('1.660.01', 2): -0.25104308887962035, ('2.63-0.01', 2): -0.69592696375201346, ('2.89-0.01', 0): -1.215036710301276, ('2.08-0.03', 1): -0.89432444724418858, ('2.14-0.03', 2): -1.1667604405619962, ('1.850.01', 0): -0.41867259013541225, ('1.95-0.01', 0): -0.81364167646159902, ('2.68-0.01', 0): -1.048687899988914, ('1.79-0.0', 1): -0.72679415959390503, ('1.79-0.02', 2): -0.69985019727294628, ('2.71-0.06', 0): -1.8801797212608613, ('1.66-0.0', 0): -0.4436578207854196, ('2.88-0.03', 0): -1.6893451039850182, ('1.16-0.0', 0): -0.12161726892656699, ('2.99-0.08', 1): 0.0, ('2.76-0.05', 0): -1.8794047859711547, ('2.17-0.02', 0): -0.87558994383207978, ('2.25-0.03', 0): -1.2039640183491023, ('2.91-0.08', 1): -1.1256714489433854, ('1.85-0.02', 1): -0.7437871121994305, ('1.710.01', 2): -0.21745353650334245, ('1.720.0', 0): -0.38580369924914842, ('1.32-0.0', 2): -0.21347769943838707, ('2.77-0.05', 1): -1.5505029836944697, ('1.840.0', 0): -0.27874741725578911, ('1.310.01', 2): -0.082825336651590795, ('2.64-0.02', 0): -1.8846289173015456, ('2.350.0', 0): -0.4485403029755885, ('2.73-0.05', 0): -1.7501775468902985, ('2.72-0.04', 2): -1.3605820168578799, ('1.19-0.0', 2): -0.12422212373438234, ('1.320.0', 2): -0.084623855737074247, ('2.27-0.02', 2): -1.0686598187746821, ('2.46-0.01', 2): -1.4863915272272021, ('2.07-0.02', 0): -1.076062658594799, ('1.81-0.02', 0): -0.65958922778893747, ('2.21-0.03', 1): -1.0914314595112247, ('1.880.0', 1): -0.54244964231512116, ('2.33-0.03', 1): -1.2951613816160956, ('2.97-0.04', 0): -0.99194941096430456, ('2.63-0.06', 0): -1.4016587292700686, ('2.37-0.01', 1): -1.5583981978139432, ('2.3-0.02', 1): -1.0991804876005311, ('2.58-0.03', 2): -1.5448691379585713, ('2.2-0.0', 0): -0.49878268933936543, ('2.94-0.01', 1): -0.59878676584344759, ('1.39-0.0', 1): -0.29699306510627216, ('2.31-0.02', 2): -1.2878919462812528, ('1.880.0', 2): -0.54824734728948576, ('2.62-0.06', 2): -1.6206902502868541, ('1.21-0.0', 2): -0.13549340644495189, ('2.39-0.0', 1): -0.61128465654623265, ('2.3-0.04', 2): -1.2253895249968003, ('2.550.0', 2): -0.3561793177013744, ('1.690.01', 2): -0.2680176164357374, ('1.76-0.02', 1): -0.58613737110854847, ('2.99-0.07', 1): 0.0, ('2.22-0.01', 1): -1.3688048729753752, ('2.12-0.0', 1): -0.73323765163189925, ('2.15-0.02', 0): -1.0999965854953924, ('2.78-0.06', 0): -1.8772497090644935, ('2.96-0.03', 1): -<text:soft-page-break/>0.88007032787653761, ('1.730.0', 0): -0.60827620231509827, ('1.430.01', 1): -0.163176378242368, ('2.86-0.07', 2): -1.6125964873996599, ('2.090.0', 2): -0.54617216288754156, ('2.32-0.03', 1): -1.3013727429208175, ('1.86-0.0', 0): -0.82961979085508375, ('3.0-0.06', 2): 0.0, ('1.70.01', 0): -0.35397898406930739, ('2.370.0', 0): -0.56772177547833547, ('2.62-0.03', 2): -1.6874491069620638, ('2.65-0.05', 0): -1.7468114924838278, ('2.98-0.05', 0): 0.0, ('1.340.0', 0): -0.18515208917864423, ('1.45-0.0', 1): -0.34674424274325022, ('2.39-0.04', 1): -1.3810836829853521, ('2.45-0.03', 2): -1.3369807744057149, ('2.92-0.08', 2): -0.93498507106778317, ('2.4-0.05', 0): -1.3148607373002077, ('2.16-0.01', 0): -1.3215860979064022, ('2.18-0.0', 0): -0.70276062584827426, ('2.99-0.05', 1): 0.0, ('1.860.0', 0): -0.5387106454340731, ('1.010.0', 1): -0.032132568958482634, ('2.47-0.01', 0): -1.5144182723531758, ('2.82-0.01', 2): -1.0301691674800719, ('1.890.0', 1): -0.40033794482884771, ('2.50.0', 1): -0.48866037667500839, ('1.49-0.0', 2): -0.37222543529562946, ('2.72-0.02', 1): -1.4299885029455515, ('2.95-0.05', 0): -0.71417131733078754, ('2.65-0.06', 1): -1.4692697455792274, ('2.31-0.0', 1): -0.66742147653063577, ('1.96-0.01', 2): -0.7225770692908472, ('1.48-0.01', 1): -0.38756648941652194, ('2.67-0.07', 0): -0.42919410337970371, ('2.5-0.02', 0): -1.8388347921425638, ('2.32-0.04', 1): -1.0992116144789643, ('1.92-0.01', 0): -0.75145316611154134, ('2.46-0.03', 0): -1.4976008120157691, ('2.56-0.02', 2): -1.9509056137463927, ('1.66-0.01', 1): -0.55622814215994665, ('2.99-0.04', 2): 0.0, ('2.22-0.02', 2): -1.2234667417234231, ('2.57-0.0', 0): -0.78290526563814034, ('2.53-0.06', 0): -0.48750278140710041, ('2.59-0.05', 1): -1.6729078189198254, ('1.97-0.0', 1): -0.9227667917022131, ('2.78-0.04', 0): -1.3056438075887795, ('2.29-0.02', 0): -1.1851519947941789, ('2.59-0.0', 0): -0.67147302585320079, ('1.820.0', 2): -0.54057912176686984, ('2.26-0.01', 2): -1.3396038826308054, ('2.77-0.01', 0): -1.2060681853939104, ('1.380.0', 2): -0.13185507299302243, ('2.96-0.01', 1): -1.2225612767378558, ('2.64-0.06', 1): -1.6952046958988176, ('2.67-0.0', 1): -0.52103863223825109, ('2.94-0.07', 0): -1.0644544196843682, ('1.69-0.01', 2): -0.56567520377014369, ('1.95-0.0', 0): -0.92324156808318647, ('2.71-0.07', 0): -0.91665534430247697, ('2.36-0.04', 1): -1.3310725105204997, ('1.610.01', 2): -0.30281219272770754, ('1.84-0.02', 1): -0.72717914096325376, ('2.37-0.05', 0): -1.1465730070350533, ('1.030.0', 1): -0.033711742588984683, ('2.92-0.07', 1): -0.98271640814915007, ('2.43-0.03', 1): -1.4804166978766229, ('1.54-0.0', 2): -0.38077129278903349, ('2.97-0.02', 2): -0.55686563714612669, ('2.34-0.04', 0): -1.3643738791221429, ('2.94-0.04', 2): -1.2807189284260365, ('1.4-0.01', 2): -0.31518704523984392, ('1.33-0.01', 2): -0.22624352138905357, ('1.590.0', 1): -0.46391885855843606, ('1.62-0.0', 2): -0.47976224977016818, ('1.43-0.01', 2): -0.33841663468479033, ('1.320.0', 1): -0.057789484212682325, ('1.960.0', 1): -0.28033570934133506, ('2.85-0.07', 1): -1.4111390638322139, ('1.550.01', 0): -0.25558993802202479, ('2.89-0.01', 1): -1.128032828071629, ('2.99-0.03', 0): 0.0, ('2.82-0.06', 1): -1.6391485435202757, ('2.8-0.07', 0): -1.7505322692869163, ('2.67-0.07', 2): -0.36589156038866466, ('2.05-0.0', 1): -0.63251105125050933, ('1.990.0', 0): -0.33624482182818605, ('1.830.0', 1): -0.50466292910636457, ('1.87-0.02', 1): -0.74015918444806084, ('2.21-0.02', 2): -1.0843675124297454, ('1.47-0.01', 1): -0.40949413574841281, ('2.19-0.01', 0): -1.3723040271231375, ('1.76-0.0', 0): -0.68672485441405007, ('2.48-0.05', 1): -1.3358933482571254, ('2.16-0.01', 1): -1.3197828863952283, ('1.620.0', 2): -0.49681105311737195, ('2.3-0.03', 2): -1.2266980645509915, ('2.81-0.03', 0): -1.6468526890570636, ('2.53-0.06', 1): -0.455785942107783, ('2.31-0.03', 1): -1.2399590092799635, ('2.6-0.04', 0): -1.6096875504781618, ('2.360.0', 2): -0.60878188528114419, ('2.15-0.0', 2): -0.73597896635964932, ('2.51-0.06', 2): -0.32786934489549502, ('2.98-0.09', 1): 0.0, ('2.79-0.04', 0): -1.5368043657368486, ('1.68-0.02', 0): -0.31961976707311157, ('1.38-0.0', 0): -0.2547279988655049, ('2.38-0.02', 0): -1.451087088113268, ('2.06-0.02', 0): -0.97346641597750405, ('2.4-0.01', 1): -1.573778970765177, ('2.5-0.02', 2): -1.8112848075020818, <text:soft-page-break/>('1.86-0.01', 1): -0.70286668838264599, ('1.99-0.02', 0): -0.76010646743606425, ('1.98-0.02', 2): -0.88414151969031085, ('1.90.01', 0): -0.3006421918503836, ('2.74-0.05', 0): -1.8206705483884638, ('1.94-0.0', 0): -0.89858809397427319, ('2.080.01', 0): -0.22938780550540935, ('2.89-0.06', 1): -1.3290124559365564, ('1.270.0', 1): -0.18560135335588712, ('1.84-0.01', 2): -0.7003316714227722, ('1.880.01', 1): -0.42372696668241738, ('1.390.0', 0): -0.27090877135721825, ('2.32-0.02', 2): -1.2388170685468065, ('2.49-0.01', 2): -1.3012904758675197, ('2.61-0.02', 0): -1.8372808854294043, ('1.660.0', 0): -0.41044352679565049, ('2.76-0.07', 0): -1.718567117732007, ('1.540.01', 1): -0.21499397731500836, ('1.73-0.02', 0): -0.64392041525965715, ('2.67-0.03', 1): -1.7671930234827475, ('2.99-0.04', 0): 0.0, ('2.04-0.02', 1): -0.85405090559466079, ('1.590.01', 2): -0.095979668841333007, ('2.71-0.07', 1): -0.89654503351665127, ('1.450.01', 2): -0.19062144531075126, ('2.210.01', 0): -0.3541857701035912, ('1.210.0', 2): -0.14206422633891325, ('2.040.01', 2): -0.40076298280490585, ('1.75-0.0', 2): -0.4906915035400522, ('2.53-0.01', 1): -1.2188475916821466, ('2.73-0.03', 0): -1.9068753859791179, ('2.13-0.04', 1): -0.48337001224058712, ('2.250.0', 2): -0.70174290285384444, ('1.83-0.0', 0): -0.80770337980496953, ('2.7-0.0', 2): -0.50451510505151631, ('2.56-0.0', 0): -0.79041710893082739, ('2.33-0.01', 1): -1.2958106139600551, ('2.97-0.06', 0): -0.45605093709232891, ('2.63-0.04', 0): -1.5769800206031579, ('1.59-0.0', 2): -0.42772485851158082, ('2.49-0.04', 2): -1.6186350227474617, ('1.51-0.0', 0): -0.37363998787312946, ('2.92-0.01', 0): -0.90944795071731965, ('1.450.0', 2): -0.30776826047719624, ('3.0-0.07', 2): 0.0, ('1.870.0', 1): -0.29924996519913827, ('2.94-0.03', 1): -1.0249400077196922, ('2.72-0.03', 1): -1.5609298719530216, ('2.86-0.01', 0): -1.2641600206750647, ('1.5-0.01', 2): -0.43834875550329833, ('2.88-0.04', 2): -1.4956891455675669, ('1.55-0.01', 2): -0.42306193958869265, ('2.57-0.02', 1): -1.4655329234923258, ('2.45-0.02', 2): -1.3786584421053822, ('1.9-0.02', 1): -0.81758100902146258, ('2.48-0.0', 2): -0.49579218602140401, ('1.540.0', 2): -0.37187690258647432, ('2.63-0.0', 2): -0.51800146539578129, ('2.22-0.03', 1): -1.1246791882247342, ('1.44-0.01', 1): -0.30961888120151548, ('2.320.0', 2): -0.39013699260627471, ('1.41-0.0', 0): -0.31413831996309022, ('1.290.0', 0): -0.043447634448548184, ('1.810.0', 2): -0.29444897932456354, ('2.21-0.0', 2): -0.67733382592396052,</text:p>
      <text:p text:style-name="P1"><text:s/>('1.60.01', 2): -0.23203256630521568, ('2.89-0.05', 2): -1.3902674076738248, ('1.220.0', 1): -0.11271565222438577, ('2.30.0', 2): -0.61655063933251297, ('2.93-0.04', 1): -1.1375628541144609, ('2.72-0.01', 2): -0.89750864565791866, ('2.34-0.0', 0): -0.71029054160375504, ('2.51-0.05', 2): -1.4529824652239305, ('1.180.0', 2): -0.12561880751080462, ('2.0-0.0', 2): -0.91547160561431462, ('1.650.01', 0): -0.17950347667394664, ('2.66-0.0', 1): -0.85125233718468685, ('1.920.0', 0): -0.50800123912201367, ('2.98-0.07', 0): 0.0, ('1.970.0', 1): -0.47986754231437362, ('2.48-0.01', 0): -0.84587644312933818, ('2.11-0.0', 2): -0.56470517346344007, ('2.81-0.07', 1): -1.5747553853940466, ('2.43-0.02', 2): -1.6524535585445841, ('1.04-0.0', 2): -0.040318487308178552, ('2.53-0.02', 2): -1.8966327171387569, ('2.7-0.05', 1): -1.8670219258071574, ('2.79-0.07', 0): -1.7208562525306659, ('1.83-0.02', 0): -0.78451964736533941, ('2.66-0.02', 2): -1.4737873994969701, ('1.520.0', 2): -0.41119375362018534, ('1.250.0', 2): -0.14467213403445242, ('2.2-0.03', 0): -1.272536998359316, ('2.020.01', 0): -0.23559172568517631, ('2.57-0.05', 1): -1.4865264762682762, ('2.040.0', 2): -0.51999615900524443, ('1.64-0.01', 0): -0.47326131841543573, ('2.340.0', 2): -0.69978215684661038, ('1.390.01', 1): -0.1620394589064138, ('2.84-0.02', 0): -0.83872257476352807, ('2.95-0.03', 0): -0.75134177698241578, ('1.460.0', 2): -0.3114939330162943, ('1.71-0.02', 1): -0.5082499758152661, ('2.24-0.01', 0): -1.2615083130413944, ('2.33-0.0', 2): -0.56349297100499085, ('2.45-0.04', 1): -1.3726521912522653, ('2.67-0.05', 0): -1.7540943155641797, ('1.910.0', 2): -0.51178170386998834, ('1.560.01', 2): -0.079210719313534322, ('2.04-0.0', 0): -<text:soft-page-break/>1.0783431271055921, ('2.9-0.04', 0): -1.1645990669189639, ('1.92-0.03', 0): -0.42792692725663722, ('2.280.0', 0): -0.7400996662081637, ('1.46-0.01', 0): -0.31590381129499268, ('2.36-0.0', 2): -0.59727408198380694, ('1.56-0.0', 0): -0.38942610023189334, ('2.13-0.02', 0): -0.97987002661521627, ('2.23-0.03', 0): -0.98115477697755493, ('2.25-0.01', 1): -1.4487770212736171, ('2.5-0.01', 1): -1.3183385908992995, ('1.39-0.01', 2): -0.29564747259582547, ('2.230.0', 1): -0.26344774232825507, ('2.59-0.03', 1): -1.613421154489892, ('2.29-0.04', 0): -1.2781038486505552, ('2.46-0.04', 1): -1.4964404529442077, ('2.080.0', 0): -0.32445949730159768, ('2.260.0', 0): -0.30589342067289982, ('1.060.0', 1): -0.045207169284487411, ('2.64-0.04', 1): -1.6588373391969098, ('1.1-0.0', 2): -0.076259099056358817, ('1.70.0', 1): -0.58634132805011485, ('2.08-0.0', 1): -0.63394977956239995, ('2.29-0.0', 1): -0.3639021511677375, ('1.75-0.02', 1): -0.52021187811250924, ('2.46-0.03', 1): -1.4905531039580979, ('1.590.01', 1): -0.10848472661709729, ('2.99-0.02', 2): 0.0, ('2.54-0.06', 1): -0.56917895716302358, ('1.840.0', 2): -0.26404163067420433, ('2.86-0.02', 2): -1.3412606983204607, ('2.97-0.02', 1): -0.95606186161714146, ('1.090.0', 1): -0.066612793881696691, ('2.6-0.0', 0): -0.53637759236856741, ('2.37-0.03', 0): -1.3100985392585047, ('2.92-0.05', 1): -1.1379794986171177, ('1.72-0.02', 0): -0.41135908435472279, ('2.43-0.05', 1): -1.3113129839256412, ('1.730.01', 2): -0.37385218972192724, ('2.240.0', 2): -0.58758892875691393, ('2.20.01', 2): -0.49066099352821402, ('2.7-0.06', 2): -1.8542108574897362, ('2.18-0.04', 2): -0.63504289902662669, ('2.87-0.04', 2): -1.4066698142514986, ('2.7-0.01', 0): -1.0202842323122494, ('1.99-0.03', 0): -0.59578967804381189, ('2.04-0.03', 2): -1.0270884976171828, ('1.50.01', 0): -0.057164214009332574, ('2.090.01', 1): -0.42152164176259121, ('2.41-0.05', 2): -1.2217015347440414, ('1.61-0.0', 1): -0.5058084647332235, ('2.85-0.05', 1): -1.4416523168923028, ('2.57-0.06', 2): -0.73650847551847098, ('2.52-0.06', 2): -0.78261096329885826, ('2.99-0.01', 0): 0.0, ('2.28-0.04', 0): -1.1071996187909501, ('2.82-0.04', 1): -1.5683985216913952, ('2.8-0.01', 0): -1.2590055480862801, ('2.93-0.02', 0): -0.49341204642796244, ('1.07-0.0', 0): -0.045865095883763626, ('2.10.01', 2): -0.40435033613818178, ('1.670.01', 2): -0.33308240066376044, ('2.02-0.02', 2): -0.99329110490575778, ('1.71-0.01', 2): -0.64882926684857212, ('1.98-0.03', 2): -0.87673273484127634, ('2.47-0.03', 1): -1.5212635313423575, ('2.380.0', 1): -0.44800227114002972, ('2.14-0.02', 1): -1.0622499726553669, ('2.5-0.0', 2): -0.84634998457855881, ('2.58-0.04', 1): -1.5842836998601617, ('2.0-0.02', 1): -0.84556307566611411, ('2.94-0.02', 2): -0.93205736387353533, ('1.12-0.0', 1): -0.088340423653127553, ('2.6-0.02', 0): -1.4422224158145942, ('1.30.0', 0): -0.15562555589409352, ('2.65-0.03', 1): -1.8304812618428878, ('2.08-0.01', 0): -0.88614599652282622, ('2.79-0.06', 0): -1.6388551015411399, ('1.76-0.01', 2): -0.65465928022034425, ('1.3-0.01', 1): -0.16895055806428741, ('2.25-0.0', 2): -0.55192891750658446, ('1.08-0.0', 0): -0.033690533590935726, ('2.1-0.02', 0): -0.98104074508569361, ('1.520.01', 2): -0.23581352432651326, ('2.34-0.03', 2): -1.3521965820490864, ('2.4-0.03', 1): -1.4608398544893308, ('2.65-0.03', 2): -1.8262025439731819, ('1.940.01', 2): -0.42400480130853047, ('1.23-0.0', 2): -0.099271216859074946, ('1.35-0.0', 2): -0.24946398665001765, ('2.74-0.03', 0): -1.9547208829452056, ('2.68-0.05', 0): -1.8208701592185519, ('2.41-0.02', 0): -1.556358127793606, ('2.030.01', 2): -0.39891588215249274, ('1.34-0.01', 0): -0.21181813715787773, ('2.89-0.04', 1): -1.4709537588390487, ('2.12-0.02', 1): -0.97911875021933159, ('2.10.0', 2): -0.59025762805031867, ('1.680.0', 2): -0.53178533097016256, ('2.82-0.03', 1): -1.8528954436334677, ('2.060.01', 0): -0.40051549644388929, ('1.36-0.01', 0): -0.26378698713047327, ('2.76-0.01', 0): -1.1288031991710095, ('1.8-0.0', 0): -0.76654408300838839, ('2.84-0.08', 1): -0.57097668365332543, ('2.64-0.0', 1): -0.52089584779730214, ('2.360.0', 1): -<text:soft-page-break/>0.57675203853745027, ('2.47-0.04', 1): -1.7273678990455548, ('2.03-0.01', 0): -0.98613987295376448, ('1.53-0.01', 1): -0.46173987964657748, ('2.88-0.05', 2): -1.3453462281313222, ('2.9-0.08', 1): -1.1533115814247306, ('1.680.01', 1): -0.19466160467061985, ('1.830.01', 2): -0.32658655777608797, ('2.53-0.03', 1): -1.3785119756043072, ('2.73-0.01', 0): -1.101323780195598, ('2.030.01', 1): -0.41539021150988853, ('1.26-0.0', 2): -0.13566900636848445, ('2.44-0.02', 2): -1.5871950937978028, ('1.40.01', 0): -0.14895884846103699, ('2.75-0.04', 2): -1.2982669570003831, ('1.38-0.0', 2): -0.28688706953331572, ('1.65-0.01', 1): -0.59016633773389027, ('1.040.0', 2): -0.04461717707286017, ('2.46-0.05', 2): -1.3449977173386598, ('2.11-0.02', 1): -1.1630914511845567, ('2.45-0.05', 0): -1.1967102325065273, ('1.370.0', 2): -0.25154690852451361, ('2.44-0.05', 1): -1.3755817296389856, ('1.740.0', 2): -0.61668354607160003, ('1.77-0.01', 0): -0.52621017178908192, ('2.63-0.02', 0): -1.4658348514677506, ('2.55-0.06', 0): -1.318995791384362, ('2.9-0.01', 1): -0.48586368007950559, ('2.23-0.04', 1): -1.0610464544706573, ('1.20.0', 1): -0.023157868694873959, ('2.73-0.0', 1): -0.41883584761550419, ('2.94-0.05', 1): -0.98117660381413285, ('2.62-0.02', 2): -2.0239323483770035, ('2.72-0.05', 1): -1.7507022531329854, ('2.40.0', 1): -0.5756760272698529, ('2.1-0.02', 1): -1.0734715000587576, ('2.13-0.0', 0): -0.92685893545209508, ('2.61-0.05', 2): -1.8610799845024735, ('1.8-0.02', 1): -0.58992198348467884, ('1.85-0.01', 1): -0.73406221035796859, ('2.96-0.07', 1): -0.79599294304150847, ('1.9-0.01', 2): -0.74198965598162536, ('2.01-0.03', 2): -0.80323394254277569, ('2.85-0.01', 2): -1.0554811037050027, ('2.86-0.03', 2): -1.8214106284097422, ('2.64-0.05', 2): -1.6861286263009583, ('2.12-0.01', 2): -1.1354022422035417, ('2.86-0.01', 1): -1.3149862803114445, ('2.8-0.05', 1): -1.5200825012435542, ('2.93-0.06', 1): -1.2220436105155577, ('2.050.01', 1): -0.2444835662755778, ('1.48-0.0', 1): -0.35900005687920983, ('2.190.0', 2): -0.66987767678502674, ('2.00.01', 2): -0.42268521177405211, ('1.490.01', 0): -0.21385487073241638, ('2.35-0.0', 0): -0.33203698335293808, ('2.98-0.01', 0): 0.0, ('2.69-0.02', 0): -1.3689564684028535, ('2.36-0.05', 2): -0.46977283714949353, ('2.97-0.03', 2): -0.52156873703618301, ('2.48-0.03', 0): -1.2808518615801288, ('2.23-0.0', 0): -0.34474336514172865, ('1.950.0', 2): -0.41160478048525589, ('2.3-0.01', 1): -1.2960745598443726, ('2.92-0.04', 2): -1.2312066653875742, ('2.450.0', 2): -0.54396187988012257, ('2.150.0', 1): -0.5655488142599685, ('1.60.0', 2): -0.396700406970312, ('2.31-0.01', 0): -1.5087775358744255, ('2.62-0.05', 0): -1.7433669103009497, ('2.02-0.0', 1): -0.56169601760466581, ('1.770.0', 1): -0.62766149893654632, ('2.41-0.04', 1): -1.5134920154504901, ('1.94-0.02', 1): -0.84234205377180194, ('2.2-0.01', 0): -1.18706451250676, ('2.85-0.04', 2): -1.4983615203136886, ('2.310.0', 1): -0.72922880890034814, ('2.33-0.04', 2): -1.2608194731538265, ('2.210.0', 0): -0.55034237090793325, ('2.82-0.05', 2): -1.6106831469363514, ('2.58-0.0', 2): -0.69329390381512912, ('1.530.01', 1): -0.070055915869543434, ('2.84-0.04', 0): -1.4327114862472183, ('2.08-0.03', 0): -1.0073207382162068, ('2.78-0.03', 2): -1.6279129806496437, ('2.110.01', 0): -0.35580985579946933, ('2.91-0.06', 0): -1.3925206279614841, ('1.95-0.01', 1): -0.8877643133950166, ('1.87-0.01', 2): -0.71926374769342205, ('1.79-0.0', 2): -0.73589510801416358, ('1.880.0', 0): -0.54006122356335495, ('2.47-0.02', 2): -1.6529432837296956, ('1.66-0.0', 1): -0.44847835072473874, ('1.870.01', 1): -0.27917650752387346, ('2.9-0.02', 0): -0.4676271127907573, ('2.99-0.08', 2): 0.0, ('2.76-0.05', 1): -1.727897265455369, ('2.17-0.02', 1): -1.1556633939646146, ('1.940.0', 2): -0.47492175862323299, ('1.6-0.0', 1): -0.42374644357597308, ('2.25-0.03', 1): -1.3720538523942645, ('2.91-0.08', 2): -1.1534826367499094, ('2.35-0.03', 2): -1.4026799095182012, ('1.85-0.02', 2): -0.70974829694869268, ('1.650.0', 1): -0.5050921236312339, ('1.96-0.0', 0): -0.54398458800773064, ('2.44-0.03', 2): -1.4678824440300551,</text:p>
      <text:p text:style-name="P1"><text:soft-page-break/><text:s/>('2.77-0.05', 0): -1.848111808683812, ('1.09-0.0', 2): -0.066238915290531858, ('2.64-0.02', 1): -1.876627288219199, ('2.77-0.07', 0): -1.6915962421388, ('2.4-0.02', 2): -1.4893335742824085, ('2.35-0.02', 0): -1.3207384862447249, ('1.86-0.02', 2): -0.83814429095415521, ('2.42-0.0', 2): -0.44643043856226627, ('2.02-0.03', 2): -0.79078821988945946, ('2.46-0.01', 1): -1.4876274305684827, ('1.74-0.0', 2): -0.66523173793533774, ('1.41-0.01', 0): -0.29753945942407389, ('2.21-0.03', 2): -1.1376063546598643, ('1.32-0.01', 0): -0.087237350637193262, ('1.88-0.01', 1): -0.71395585088877123, ('2.97-0.04', 1): -0.77167159310486855, ('1.79-0.01', 1): -0.6190990354851742, ('2.250.01', 2): -0.47325497408323125, ('2.55-0.02', 1): -1.7888553871815964, ('1.420.0', 0): -0.29683716563560453, ('2.3-0.02', 2): -1.123572954434723, ('2.92-0.03', 1): -1.3340075471533799, ('2.42-0.04', 0): -1.4509066430210538, ('2.2-0.0', 1): -0.42803077951095192, ('1.490.0', 2): -0.38370421395446519, ('1.63-0.01', 2): -0.52295970859525553, ('1.81-0.0', 2): -0.5204050058821349, ('2.170.0', 0): -0.27942167377393462, ('1.39-0.0', 2): -0.28533503412894856, ('2.57-0.02', 0): -1.4367995513562859, ('2.76-0.01', 1): -1.0616825885210215, ('2.71-0.01', 2): -1.0765674321763239, ('2.39-0.0', 0): -0.53222996075832041, ('1.310.0', 0): -0.16007215035952779, ('1.690.01', 1): -0.26531271079662216, ('1.31-0.0', 0): -0.19279620675496761, ('1.87-0.0', 2): -0.5474927895943148, ('2.130.01', 2): -0.40846328490470207, ('1.66-0.02', 1): -0.18856768047062608, ('2.99-0.07', 0): 0.0, ('2.28-0.02', 0): -1.2761390356987876, ('2.8-0.03', 0): -2.1717903522610893, ('2.22-0.01', 0): -1.4135460910001723, ('2.12-0.0', 2): -0.72291993348628047, ('2.15-0.02', 1): -1.0043117494049667, ('2.25-0.04', 1): -1.1948372041751805, ('1.67-0.0', 2): -0.57176014670225128, ('1.730.0', 1): -0.61498833307989043, ('2.26-0.04', 0): -1.0719688115351307, ('1.430.01', 0): -0.17296236307481147, ('2.430.0', 0): -0.51807198890133421, ('1.58-0.01', 2): -0.44319504660094933, ('1.67-0.01', 0): -0.53108692946752822, ('2.32-0.03', 2): -1.0583261930123542, ('2.64-0.0', 0): -0.50601221493787474, ('1.86-0.0', 1): -0.80624484961863385, ('2.18-0.01', 2): -1.1981685107833686, ('1.70.01', 1): -0.35141424979391506, ('1.620.0', 1): -0.49789017234659261, ('2.62-0.03', 1): -1.7014886012996318, ('2.65-0.05', 1): -1.5102050690524285, ('2.51-0.02', 2): -1.428137956812495, ('2.98-0.05', 1): 0.0, ('1.45-0.0', 0): -0.32890056815240298, ('2.2-0.01', 2): -1.2107305357190559, ('2.98-0.06', 2): 0.0, ('2.92-0.08', 1): -1.0998161875780634, ('1.15-0.0', 2): -0.10997142651847144, ('2.11-0.0', 0): -0.54705006752998508, ('2.510.0', 2): -0.57794652935810065, ('2.7-0.03', 0): -1.8577015768875462, ('1.80.01', 1): -0.29146538528127064, ('1.91-0.01', 0): -0.81399331937057906, ('2.18-0.0', 1): -0.76385139767696875, ('1.530.0', 2): -0.37011061180137428, ('2.75-0.05', 2): -1.7921835960183579, ('2.32-0.0', 0): -0.36851158478985141, ('1.860.0', 1): -0.54080778370536609, ('1.010.0', 0): -0.022876178504319531, ('2.74-0.01', 0): -1.1579946177681768, ('2.94-0.04', 0): -1.2646065935056701, ('2.89-0.02', 1): -1.1265544004112706, ('2.82-0.01', 1): -1.0374355128926263, ('1.890.0', 0): -0.39899894236966904, ('2.93-0.07', 2): -1.0040228540705762, ('2.49-0.05', 2): -1.3836664239719081, ('2.68-0.0', 2): -0.68419059427544449, ('2.050.01', 0): -0.25456500937143078, ('2.76-0.03', 0): -1.9240048614457197, ('2.75-0.02', 0): -1.2501027121119308, ('2.22-0.0', 2): -0.53941817531672842, ('2.91-0.02', 1): -1.0749662532617998, ('1.48-0.01', 2): -0.38624207532392463, ('2.67-0.07', 1): -0.49801922232719747, ('2.03-0.03', 0): -0.86089490894246989, ('1.7-0.0', 0): -0.60548400619305243, ('2.16-0.02', 1): -0.97945706222065232, ('2.15-0.0', 0): -0.72509764301670299, ('2.5-0.02', 1): -1.7212054051051386, ('2.32-0.04', 0): -1.4042794807062129, ('2.61-0.04', 2): -1.6860265904949074, ('1.470.0', 1): -0.29335488202762833, ('1.66-0.01', 2): -0.55242918247730532, ('2.54-0.05', 1): -1.4477778332802491, ('2.53-0.05', 1): -1.5959638331163319, ('1.95-0.02', 1): -0.8251489191808411, ('1.280.01', 0): -0.038761692454058951, ('2.59-0.05', 0): -1.4503840239858854, ('1.97-0.0', 2): -<text:soft-page-break/>0.9078331563521993, ('1.480.01', 1): -0.20285900177571847, ('1.96-0.01', 1): -0.71938104184166973, ('2.79-0.03', 2): -1.9234676068201322, ('2.01-0.02', 2): -0.90821684739030606, ('1.380.0', 1): -0.1320154715745846, ('2.66-0.0', 2): -0.49716924476356028, ('2.55-0.04', 0): -1.664498164410086, ('1.760.0', 2): -0.61156413331147153, ('1.93-0.03', 2): -0.20777893130438363, ('2.94-0.07', 1): -0.75458112634354757, ('1.69-0.01', 1): -0.58691677241283458, ('2.68-0.02', 2): -2.006411209029221, ('2.080.0', 2): -0.25568916533896952, ('1.980.01', 0): -0.41664105311023863, ('1.95-0.0', 1): -0.97222478303289572, ('2.36-0.04', 0): -1.3352396941414064, ('1.3-0.0', 0): -0.20267021347909989, ('2.31-0.04', 2): -1.2999355122935707, ('1.84-0.02', 0): -0.733346948951063, ('2.49-0.02', 0): -1.757636358286742, ('1.17-0.0', 2): -0.068516018712339088, ('2.43-0.03', 2): -1.3023539303373468, ('2.17-0.03', 2): -0.93221547224958257, ('2.25-0.02', 2): -1.0610750405435294, ('2.04-0.01', 1): -1.0903883108681165, ('2.96-0.05', 1): -0.54115941845334103, ('1.590.0', 2): -0.45894072781975781, ('1.38-0.0', 1): -0.28607915865587191, ('1.960.0', 0): -0.33360068491023076, ('1.24-0.0', 2): -0.16501057378335665, ('1.550.01', 1): -0.2553078939017524, ('2.89-0.01', 2): -1.1781821579526723, ('2.73-0.06', 2): -1.9005281514316561, ('2.8-0.07', 1): -1.7221187453227293, ('2.15-0.04', 1): -0.37984683014588499, ('2.05-0.0', 2): -0.62146930136329714, ('2.54-0.0', 1): -0.64319550255749869, ('2.78-0.02', 2): -1.0755078366916926, ('2.290.0', 0): -0.41028487983364548, ('2.07-0.01', 2): -1.1510997527131488, ('1.830.0', 0): -0.4984087481442096, ('2.060.0', 1): -0.54061815022229764, ('2.21-0.02', 1): -1.0847266706612222, ('1.47-0.01', 0): -0.29622203297770128, ('2.98-0.03', 0): 0.0, ('2.39-0.02', 1): -1.2923646228513563, ('2.16-0.01', 2): -1.274259613958854, ('2.3-0.03', 1): -1.3000054286900828, ('2.58-0.02', 0): -1.7980631920675647, ('3.0-0.02', 0): 0.0, ('1.92-0.0', 2): -0.91918807811481251, ('2.31-0.03', 0): -1.4149099732772703, ('2.66-0.01', 2): -0.47390618422368713, ('2.81-0.07', 2): -1.6341216330883896, ('2.79-0.04', 1): -1.5569695907021956, ('1.430.0', 1): -0.27708521124552216, ('1.38-0.01', 1): -0.2266781192548758, ('2.06-0.02', 1): -0.91284673369533553, ('2.250.0', 1): -0.69575649491535052, ('2.84-0.06', 0): -1.4522919207489955, ('2.96-0.02', 1): -0.76732677542576389, ('1.90.01', 1): -0.30014804905428977, ('2.91-0.04', 0): -1.3811887812616601, ('2.74-0.05', 1): -1.8224102287631054, ('1.10.0', 1): -0.060204525158439597, ('2.0-0.01', 0): -0.92354495887206134, ('1.770.01', 0): -0.25518075218924363, ('2.89-0.06', 0): -1.3778452316087686, ('1.270.0', 0): -0.1390500910773779, ('1.75-0.01', 2): -0.63838400689677732, ('2.16-0.04', 2): -0.85228197613548506, ('2.5-0.04', 0): -1.2908836251717273, ('2.32-0.02', 1): -1.2240824049926571, ('1.660.0', 1): -0.40656632607047849, ('2.54-0.03', 0): -1.2290605881557506, ('2.76-0.07', 1): -1.7079728108958476, ('2.55-0.06', 1): -1.3067858934411549, ('1.540.01', 0): -0.21812607406307041, ('2.04-0.02', 2): -0.91126119239413483, ('1.65-0.0', 2): -0.53983967313746872, ('2.69-0.05', 2): -1.5739573607802644, ('2.39-0.05', 1): -0.65904853411477926, ('2.210.01', 1): -0.37982973123051034, ('2.53-0.01', 0): -1.2386332086292504, ('2.82-0.02', 2): -1.2128894983503773, ('1.77-0.0', 0): -0.71056376331904847, ('2.7-0.0', 1): -0.47455305125823205, ('1.640.01', 0): -0.32260764801999248, ('1.420.01', 0): -0.1765452030482188, ('2.56-0.0', 1): -0.80100557433767783, ('2.170.01', 2): -0.47293596193146847, ('2.33-0.01', 0): -1.2956719705301083, ('2.97-0.06', 1): -0.44623042925981338, ('1.980.0', 2): -0.37467819911025918, ('2.26-0.01', 1): -1.2766654711277972, ('2.49-0.04', 1): -1.5216769367091176, ('1.51-0.0', 1): -0.37149917662405879, ('2.92-0.01', 1): -1.0412113747810765, ('2.42-0.02', 0): -1.2977189156485578, ('2.57-0.03', 2): -1.2085126872607217, ('2.95-0.06', 2): -0.7577862779544795, ('1.450.0', 1): -0.29455400349702665, ('1.990.01', 0): -0.33601326695968098, ('1.870.0', 0): -0.30120582274920843, ('2.94-0.03', 2): -1.0231231185665113, ('2.020.0', 1): -0.30096584310107827, ('1.58-0.0', 0): -<text:soft-page-break/>0.44006039562761856, ('2.51-0.03', 2): -1.2660166360508671, ('1.22-0.0', 0): -0.14379134860207557, ('1.33-0.0', 0): -0.25268623813200314, ('2.55-0.03', 2): -1.5288756611143386, ('2.56-0.05', 0): -1.7621100143279471, ('1.9-0.02', 0): -0.71397538790909398, ('2.48-0.0', 1): -0.68164190105636036, ('2.99-0.05', 0): 0.0, ('1.750.0', 2): -0.37697988177793706, ('1.67-0.01', 2): -0.49932252686874445, ('2.79-0.07', 1): -1.720576928255932, ('1.44-0.01', 2): -0.3537800818586142, ('1.99-0.0', 2): -0.57034658135813376, ('1.43-0.0', 1): -0.33984670657659932, ('2.96-0.01', 2): -0.46482798691484623, ('2.220.01', 2): -0.46132164632753803, ('2.29-0.01', 2): -1.4217431841614183, ('2.11-0.01', 2): -0.94508935978931374, ('1.58-0.0', 2): -0.47658067830434192, ('2.77-0.02', 2): -1.6621806344261207, ('1.60.01', 1): -0.23498843265215025, ('2.66-0.0', 0): -0.63485127939511332, ('2.09-0.03', 0): -1.0364398797034071, ('1.68-0.0', 2): -0.54851351891941058, ('2.24-0.02', 0): -1.1052320282602712, ('2.28-0.0', 2): -0.70588237828725831, ('1.73-0.0', 2): -0.65567556634934954, ('1.01-0.0', 2): -0.022502407233640668, ('1.410.0', 1): -0.19181161217922738, ('2.94-0.06', 2): -0.79113625907387386, ('1.74-0.02', 0): -0.53609707764990411, ('2.63-0.04', 1): -1.4777839421673691, ('2.71-0.04', 2): -1.5167898679657394, ('2.72-0.06', 2): -1.6389853366596849, ('1.910.0', 1): -0.51899595676705657, ('2.98-0.07', 1): 0.0, ('2.46-0.0', 2): -0.80813547271527075, ('2.97-0.01', 1): -0.47541455069888405, ('2.92-0.06', 1): -1.0668610829695315, ('2.43-0.02', 1): -1.6267390592001501, ('1.070.0', 2): -0.047674762193964465, ('1.36-0.0', 1):</text:p>
      <text:p text:style-name="P1"><text:s/>-0.2879378858891472, ('2.7-0.05', 0): -1.7628225888638107, ('2.9-0.05', 2): -1.2585378416876425, ('1.91-0.03', 0): -0.35065849035268076, ('1.18-0.0', 2): -0.1286389924047999, ('2.14-0.0', 0): -0.53370311952610161, ('2.96-0.04', 2): -0.735939029221376, ('2.51-0.0', 2): -0.51746577015097206, ('1.78-0.01', 1): -0.6559255441206906, ('1.520.0', 1): -0.38623946469588194, ('1.6-0.01', 2): -0.50335612646392469, ('2.2-0.03', 1): -1.2276985050298144, ('2.85-0.06', 1): -1.5853083574199336, ('2.57-0.05', 0): -1.5159783511010292, ('2.52-0.03', 0): -1.468517393153534, ('2.72-0.0', 0): -0.69881444376602297, ('1.64-0.01', 1): -0.50607402286634418, ('2.82-0.07', 1): -1.6304362103444718, ('2.8-0.06', 2): -1.8710299937920796, ('1.45-0.01', 2): -0.36109043571892085, ('1.8-0.02', 2): -0.73797626386378756, ('2.71-0.0', 1): -0.66379147252485071, ('2.84-0.02', 1): -0.71106315630240946, ('1.71-0.02', 0): -0.51179924103057683, ('1.93-0.02', 2): -0.86219210320414907, ('1.590.01', 0): -0.10997719176713959, ('2.68-0.03', 2): -1.9555969149186219, ('2.020.01', 1): -0.23959883325559536, ('2.67-0.05', 1): -1.8208406784987556, ('2.19-0.02', 2): -1.1867710681864458, ('2.83-0.05', 0): -1.4420838084745864, ('2.39-0.03', 2): -1.3583102311308004, ('2.88-0.01', 2): -0.96348415809706867, ('2.9-0.04', 1): -1.3029409039240625, ('1.260.0', 0): -0.036874681129431951, ('1.46-0.01', 1): -0.35012993236264611, ('2.260.01', 1): -0.52916511653549225, ('2.13-0.02', 1): -1.0504922961301872, ('1.50.0', 0): -0.33830446661162167, ('2.23-0.03', 1): -1.2697872039438085, ('2.81-0.01', 0): -0.73837614864070111, ('2.150.0', 0): -0.53998756723950625, ('2.35-0.01', 1): -1.5078572231661203, ('2.59-0.03', 0): -1.5299489495230978, ('2.98-0.08', 1): 0.0, ('1.870.01', 0): -0.28096086593272862, ('1.68-0.01', 2): -0.56726730739862818, ('1.94-0.01', 2): -0.83590046594489142, ('1.570.0', 0): -0.38714227310614263, ('2.44-0.01', 1): -1.5567538403042156, ('1.060.0', 2): -0.052332871607023448, ('1.340.01', 2): -0.095833612467744189, ('2.44-0.0', 2): -0.59358239213316522, ('2.64-0.04', 2): -1.6016943031352988, ('2.87-0.05', 2): -1.4568042922442743, ('2.73-0.07', 2): -1.5330619605119782, ('1.70.0', 2): -0.57888466835650298, ('2.08-0.0', 0): -0.60096363994280932, ('1.570.01', 2): -0.23021525403286955, ('1.99-0.01', 2): -0.73753674068847841, ('1.00.0', 2): -0.022701466811406355, ('2.74-0.04', 1): -1.5530201893942737, ('1.28-0.0', 2): -0.20456723758553103, ('1.28-0.01', 0): -0.074397196732067405, ('1.7-0.01', 0): -0.52238675840331728, ('1.090.0', 0): -0.048606694783018961, ('1.0-0.0', 2): -<text:soft-page-break/>0.018680123235740816, ('1.82-0.01', 0): -0.68941114250597091, ('2.77-0.0', 2): -0.58980226553119985, ('2.61-0.01', 2): -1.1509449523068964, ('2.92-0.05', 2): -0.94540383704399322, ('1.72-0.02', 1): -0.40955593909365695, ('2.76-0.06', 2): -1.6559140273723252, ('1.73-0.01', 2): -0.55820172645068078, ('1.55-0.0', 0): -0.39536983125435671, ('2.67-0.02', 1): -1.8839281931827325, ('2.04-0.03', 1): -0.96974786179936423, ('2.08-0.01', 1): -0.87572965452450358, ('1.270.01', 2): -0.066423294888345183, ('1.890.01', 1): -0.37665378235480057, ('1.61-0.0', 0): -0.5100384022888772, ('2.85-0.05', 2): -1.6409641969606574, ('2.64-0.01', 2): -1.1420231971266608, ('2.62-0.01', 1): -0.88931908192765297, ('2.28-0.04', 1): -1.3325663289447141, ('2.82-0.04', 2): -1.5088512163790886, ('2.8-0.01', 1): -1.2951609597120619, ('2.93-0.02', 1): -0.49003633817873787, ('2.35-0.02', 1): -1.3383242279854812, ('2.10.01', 1): -0.40556204819464603, ('2.27-0.03', 0): -1.2502547246944942, ('2.270.0', 0): -0.67775187872072029, ('2.21-0.04', 1): -0.95644749500437243, ('2.130.0', 2): -0.62234163558457878, ('2.47-0.03', 2): -1.2401363696561074, ('2.97-0.07', 2): -0.36843046229582843, ('2.55-0.01', 2): -1.1592105344641708, ('1.37-0.0', 0): -0.2296451250515664, ('2.14-0.02', 0): -0.8351686495000874, ('2.58-0.04', 0): -1.754622071858067, ('2.94-0.02', 1): -0.74578522822838933, ('1.12-0.0', 0): -0.072109564029296497, ('1.820.01', 2): -0.41112525857488585, ('2.78-0.01', 2): -0.73191188368652538, ('1.30.0', 1): -0.20668936164649943, ('2.35-0.02', 2): -1.3416220874094251, ('2.69-0.04', 2): -1.4729547814405135, ('2.79-0.06', 1): -1.8009932160034841, ('1.90.0', 2): -0.28845278968802446, ('2.85-0.08', 2): -0.90199574781319924, ('2.57-0.03', 1): -1.2211603025506621, ('1.8-0.01', 1): -0.55727490794142298, ('1.78-0.01', 0): -0.65960567866650932, ('2.15-0.01', 2): -1.1584672146090669, ('2.4-0.03', 2): -1.4443138504156749, ('1.40.01', 1): -0.14891703256755889, ('1.940.01', 1): -0.41645729893403571, ('2.78-0.07', 2): -1.5196704943861903, ('1.23-0.0', 1): -0.098000836673598837, ('2.480.0', 0): -0.41365881382860503, ('2.74-0.03', 1): -2.1000988340197893, ('2.0-0.03', 0): -0.83973086065386915, ('2.85-0.02', 0): -1.0279351886016954, ('2.86-0.06', 0): -1.5035691859408582, ('2.89-0.04', 0): -1.4606850256656281, ('2.12-0.02', 0): -1.0540829065791446, ('2.82-0.03', 0): -1.8804840192516394, ('2.93-0.05', 1): -0.93801737881318803, ('1.65-0.02', 2): -0.10711891555085486, ('2.95-0.07', 2): -0.83711017399210341, ('2.66-0.04', 2): -1.5635546000243183, ('2.65-0.06', 2): -1.7180451035428805, ('2.67-0.01', 2): -1.0688437275641525, ('2.47-0.04', 0): -1.2850828729533252, ('2.05-0.03', 0): -0.88187485272942856, ('2.03-0.01', 1): -0.98578349573801782, ('1.53-0.01', 2): -0.48149959216246085, ('2.280.01', 0): -0.43688595862449658, ('1.57-0.0', 0): -0.38787529184270653, ('2.9-0.08', 2): -1.1481897760098285, ('2.81-0.06', 1): -1.7661852844594466, ('1.680.01', 2): -0.19712286652169228, ('2.050.01', 2): -0.2376003838219487, ('1.830.01', 1): -0.31980571165969474, ('2.53-0.03', 0): -1.5596870915978545, ('2.94-0.08', 0): -0.72017312793276922, ('1.76-0.0', 1): -0.69498015746050057, ('1.10.0', 2): -0.060756024592135395, ('1.82-0.0', 0): -0.77412937187564268, ('1.65-0.01', 0): -0.60788829683184376, ('1.580.0', 0): -0.45386455195961534, ('2.46-0.05', 1): -1.4617464736378527, ('2.79-0.01', 1): -0.99843118056906299, ('2.63-0.04', 2): -1.615911648107486, ('2.44-0.05', 0): -1.3749216579093739, ('2.77-0.03', 2): -2.1473282238816855, ('1.77-0.01', 1): -0.61911453140737138, ('2.06-0.0', 1): -0.88427646830241502, ('1.780.01', 2): -0.2805731671542056, ('2.14-0.03', 0): -1.1686159534622504, ('2.84-0.03', 2): -1.6481429961171981, ('2.73-0.0', 0): -0.44362399979374739, ('2.91-0.01', 2): -0.73671981259806429, ('2.55-0.0', 2): -0.80055400824623257, ('2.35-0.0', 1): -0.38929062831237415, ('2.67-0.04', 2): -1.7090037794251021, ('2.71-0.05', 2): -1.8919508771780462, ('2.40.0', 2): -0.56035352774035652, ('1.64-0.0', 2): -0.54083452349758687, ('1.2-0.0', 2): -0.059029036867517891, ('2.5-0.01', 2): -1.2795817669079144, ('1.81-0.01', 2): -0.68037785348119828, ('2.49-0.0', 2): -0.80249084523213865, ('2.56-0.03', 0): -<text:soft-page-break/>1.4711592735556605, ('2.54-0.06', 2): -0.52851992148345939, ('2.17-0.01', 1): -1.1332648120135438, ('2.13-0.03', 2): -1.2037163731057849, ('2.98-0.01', 1): 0.0, ('1.85-0.01', 0): -0.69233227045150114, ('2.69-0.01', 0): -0.71756574373953175, ('1.630.01', 0): -0.23627972594266658, ('1.97-0.02', 2): -0.86483306106000812, ('2.65-0.0', 2): -0.65450632098717509, ('2.64-0.05', 1): -1.7025428321753735, ('2.09-0.01', 0): -1.098456252872748, ('2.93-0.06', 2): -1.1824281746355285, ('2.45-0.05', 1): -1.1971590347403931, ('1.48-0.0', 2): -0.35348275726582346, ('2.85-0.02', 1): -1.0465880281808861, ('2.61-0.0', 1): -0.66960981845011258, ('2.84-0.05', 0): -1.6158129196786741, ('2.6-0.03', 1): -1.2206067408127095, ('2.19-0.03', 2): -1.0898556827345534, ('1.88-0.02', 1): -0.78080239006026364, ('2.97-0.03', 1): -0.69395830906628675, ('1.460.01', 0): -0.18898897199172682, ('2.23-0.0', 1): -0.39997777659316486, ('2.47-0.0', 0): -0.81438292287299385, ('2.14-0.0', 1): -0.54592815791820182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09:18:41.822320865</meta:creation-date>
    <dc:date>2021-02-22T20:10:56.642356162</dc:date>
    <meta:editing-duration>P2DT10H52M15S</meta:editing-duration>
    <meta:editing-cycles>1</meta:editing-cycles>
    <meta:document-statistic meta:table-count="0" meta:image-count="0" meta:object-count="0" meta:page-count="31" meta:paragraph-count="13" meta:word-count="9861" meta:character-count="126621" meta:non-whitespace-character-count="116761"/>
    <meta:generator>LibreOffice/6.0.7.3$Linux_X86_64 LibreOffice_project/00m0$Build-3</meta:generator>
  </office:meta>
</office:document-meta>
</file>